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end" style:justify-single-word="false" fo:text-indent="0.1965in" style:auto-text-indent="false"/>
    </style:style>
    <style:style style:name="P8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loext:graphic-properties draw:fill="solid" draw:fill-color="#eeeeee" draw:opacity="100%"/>
      <style:paragraph-properties fo:background-color="#eeeee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style:text-properties fo:language="en" fo:country="US"/>
    </style:style>
    <style:style style:name="P110" style:family="paragraph" style:parent-style-name="Text_20_body">
      <loext:graphic-properties draw:fill="solid" draw:fill-color="#eeeeee" draw:opacity="100%"/>
      <style:paragraph-properties fo:background-color="#eeeeee"/>
    </style:style>
    <style:style style:name="P111" style:family="paragraph" style:parent-style-name="First_20_line_20_indent">
      <loext:graphic-properties draw:fill="solid" draw:fill-color="#eeeeee" draw:opacity="100%"/>
      <style:paragraph-properties fo:background-color="#eeeeee"/>
      <style:text-properties fo:language="ru" fo:country="RU"/>
    </style:style>
    <style:style style:name="P11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style:style>
    <style:style style:name="P11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text-align="center"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0" style:family="paragraph" style:parent-style-name="Standard">
      <style:text-properties fo:font-style="italic" style:font-style-asian="italic" style:font-style-complex="italic"/>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officeooo:rsid="0014f296" officeooo:paragraph-rsid="0014f296" style:font-style-asian="italic" style:font-weight-asian="normal" style:font-style-complex="italic" style:font-weight-complex="normal"/>
    </style:style>
    <style:style style:name="P150" style:family="paragraph" style:parent-style-name="Text_20_body">
      <style:paragraph-properties fo:margin-left="0in" fo:margin-right="0in" fo:text-align="justify" style:justify-single-word="false" fo:text-indent="0.1965in" style:auto-text-indent="false"/>
    </style:style>
    <style:style style:name="P151" style:family="paragraph" style:parent-style-name="Text_20_body">
      <style:paragraph-properties fo:margin-left="0in" fo:margin-right="0in" fo:text-align="justify" style:justify-single-word="false" fo:text-indent="0.1965in" style:auto-text-indent="false"/>
      <style:text-properties officeooo:paragraph-rsid="002ef7b6"/>
    </style:style>
    <style:style style:name="P15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4a9e"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50fe"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42a3"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7a5d"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a9e" officeooo:paragraph-rsid="00174a9e"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a9e" officeooo:paragraph-rsid="001850fe"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a9e" officeooo:paragraph-rsid="00197a5d"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42a3" officeooo:paragraph-rsid="001942a3"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2886" officeooo:paragraph-rsid="001a2886"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2886" officeooo:paragraph-rsid="001a6f76"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2886" officeooo:paragraph-rsid="001e4e77"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2886" officeooo:paragraph-rsid="001eebed"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2886" officeooo:paragraph-rsid="00204a7c"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6769" officeooo:paragraph-rsid="001c6769"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4a7c" officeooo:paragraph-rsid="00204a7c" fo:background-color="transparent"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0ed6" officeooo:paragraph-rsid="00260ed6"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2b2253" fo:background-color="transparent" style:font-style-asian="normal" style:font-weight-asian="normal" style:font-style-complex="normal" style:font-weight-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2ef7b6" fo:background-color="transparent"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7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8" style:family="paragraph" style:parent-style-name="Heading_20_1">
      <loext:graphic-properties draw:fill="solid" draw:fill-color="#eeeeee" draw:opacity="100%"/>
      <style:paragraph-properties fo:background-color="#eeeee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81" style:family="paragraph" style:parent-style-name="Heading_20_2">
      <style:text-properties fo:language="en" fo:country="US"/>
    </style:style>
    <style:style style:name="P182" style:family="paragraph" style:parent-style-name="Heading_20_2">
      <style:text-properties fo:language="ru" fo:country="RU"/>
    </style:style>
    <style:style style:name="P183" style:family="paragraph" style:parent-style-name="Heading_20_2">
      <loext:graphic-properties draw:fill="solid" draw:fill-color="#eeeeee" draw:opacity="100%"/>
      <style:paragraph-properties fo:background-color="#eeeeee"/>
      <style:text-properties fo:language="ru" fo:country="RU"/>
    </style:style>
    <style:style style:name="P184"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1850fe"/>
    </style:style>
    <style:style style:name="T11" style:family="text">
      <style:text-properties fo:language="ru" fo:country="RU" officeooo:rsid="002a1dcf"/>
    </style:style>
    <style:style style:name="T12" style:family="text">
      <style:text-properties fo:language="ru" fo:country="RU" officeooo:rsid="002b2253"/>
    </style:style>
    <style:style style:name="T13" style:family="text">
      <style:text-properties fo:language="ru" fo:country="RU" officeooo:rsid="002c0cbb"/>
    </style:style>
    <style:style style:name="T14" style:family="text">
      <style:text-properties fo:language="ru" fo:country="RU" officeooo:rsid="002df546"/>
    </style:style>
    <style:style style:name="T15" style:family="text">
      <style:text-properties fo:language="ru" fo:country="RU" officeooo:rsid="002ec3ef"/>
    </style:style>
    <style:style style:name="T16" style:family="text">
      <style:text-properties fo:language="ru" fo:country="RU" officeooo:rsid="002fe4e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background-color="transparent" loext:char-shading-value="0" style:font-style-asian="italic" style:font-style-complex="italic"/>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officeooo:rsid="00174a9e"/>
    </style:style>
    <style:style style:name="T24" style:family="text">
      <style:text-properties fo:language="en" fo:country="US" officeooo:rsid="001850fe"/>
    </style:style>
    <style:style style:name="T25" style:family="text">
      <style:text-properties fo:color="#ff3333"/>
    </style:style>
    <style:style style:name="T26" style:family="text">
      <style:text-properties fo:color="#ff3333" fo:language="ru" fo:country="RU"/>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6666ff" fo:language="ru" fo:country="RU"/>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style:font-style-asian="normal" style:font-style-complex="normal"/>
    </style:style>
    <style:style style:name="T34" style:family="text">
      <style:text-properties fo:color="#800000" fo:language="en" fo:country="US"/>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language="uk" fo:country="UA" officeooo:rsid="00158ef5"/>
    </style:style>
    <style:style style:name="T78" style:family="text">
      <style:text-properties fo:language="uk" fo:country="UA" officeooo:rsid="00174a9e"/>
    </style:style>
    <style:style style:name="T79" style:family="text">
      <style:text-properties fo:color="#ff0000"/>
    </style:style>
    <style:style style:name="T80" style:family="text">
      <style:text-properties style:text-underline-style="none"/>
    </style:style>
    <style:style style:name="T81" style:family="text">
      <style:text-properties officeooo:rsid="00174a9e"/>
    </style:style>
    <style:style style:name="T82" style:family="text">
      <style:text-properties officeooo:rsid="001850fe"/>
    </style:style>
    <style:style style:name="T83" style:family="text">
      <style:text-properties officeooo:rsid="001942a3"/>
    </style:style>
    <style:style style:name="T84" style:family="text">
      <style:text-properties officeooo:rsid="00197a5d"/>
    </style:style>
    <style:style style:name="T85" style:family="text">
      <style:text-properties officeooo:rsid="001a6f76"/>
    </style:style>
    <style:style style:name="T86" style:family="text">
      <style:text-properties officeooo:rsid="001e4e77"/>
    </style:style>
    <style:style style:name="T87" style:family="text">
      <style:text-properties officeooo:rsid="001eebed"/>
    </style:style>
    <style:style style:name="T88" style:family="text">
      <style:text-properties officeooo:rsid="00204a7c"/>
    </style:style>
    <style:style style:name="T89" style:family="text">
      <style:text-properties officeooo:rsid="00208e09"/>
    </style:style>
    <style:style style:name="T90" style:family="text">
      <style:text-properties officeooo:rsid="0022860b"/>
    </style:style>
    <style:style style:name="T91" style:family="text">
      <style:text-properties officeooo:rsid="00246e9b"/>
    </style:style>
    <style:style style:name="T92" style:family="text">
      <style:text-properties officeooo:rsid="002ef7b6"/>
    </style:style>
    <style:style style:name="T93" style:family="text">
      <style:text-properties officeooo:rsid="002fe4e1"/>
    </style:style>
    <style:style style:name="T94" style:family="text">
      <style:text-properties officeooo:rsid="0030b9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31">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9">Fallout Equestria</text:p>
      <text:p text:style-name="P10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96943977296724863"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2716613884150343019" text:style-name="L2">
        <text:list-item>
          <text:p text:style-name="P143">«Великие грифоны прошлого» - из канона (5<text:span text:style-name="T17">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58">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oft-page-break/>«<text:span text:style-name="T68">Тайны Тайных Наук</text:span>» - обмен</text:p>
        </text:list-item>
        <text:list-item>
          <text:p text:style-name="P144">«Основы Заклятий» - обмен</text:p>
        </text:list-item>
        <text:list-item>
          <text:p text:style-name="P14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342338508430719365"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text:soft-page-break/>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text:soft-page-break/>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81" text:outline-level="2">1. Терра</text:h>
      <text:p text:style-name="P148">музыка - кондовая электронная, холодная и отчаянная (Electronics “Disappointed”)</text:p>
      <text:p text:style-name="P149">или из Донни Дарко</text:p>
      <text:p text:style-name="P11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2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7">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21">&lt;<text:span text:style-name="T32">Добавить сцену со Стасом</text:span>&gt;</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5"><text:span text:style-name="T17">&gt;\</text:span>Привет, Н<text:span text:style-name="T1">эш.</text:span> Это Макс.</text:p>
      <text:p text:style-name="P75"><text:span text:style-name="T17">&lt;\</text:span>Привет Макс. <text:span text:style-name="T1">Рад тебя видеть. Где ты отсутствовал три дня?</text:span></text:p>
      <text:p text:style-name="P75"><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6"/>
      <text:p text:style-name="P45"><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5">Введём-ка парочку <text:span text:style-name="T1">простейших</text:span> вопросов <text:span text:style-name="T1">для разминки</text:span>.</text:p>
      <text:p text:style-name="P45"/>
      <text:p text:style-name="P75"><text:span text:style-name="T17">&gt;\</text:span>Как называется наш проект?</text:p>
      <text:p text:style-name="P75"><text:span text:style-name="T17">&lt;\</text:span>Дайсон.</text:p>
      <text:p text:style-name="P75"><text:span text:style-name="T17">&gt;\</text:span>Сколько тебе лет?</text:p>
      <text:p text:style-name="P75"><text:span text:style-name="T17">&lt;\</text:span>Два года с начала запуска кластера.</text:p>
      <text:p text:style-name="P75"><text:span text:style-name="T17">&gt;\</text:span>Какой сейчас год?</text:p>
      <text:p text:style-name="P75"><text:span text:style-name="T17">&gt;\</text:span>202<text:span text:style-name="T1">1</text:span>-й.</text:p>
      <text:p text:style-name="P27"/>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75"><text:span text:style-name="T17">&gt;\</text:span>Н<text:span text:style-name="T1">эш</text:span>, отключи память <text:span text:style-name="T1">заданий</text:span> за последнюю неделю.</text:p>
      <text:p text:style-name="P75"><text:span text:style-name="T17">&lt;\</text:span>Выполнено.</text:p>
      <text:p text:style-name="P75"><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5"><text:span text:style-name="T17">&lt;\</text:span><text:span text:style-name="T1">Тебя понял. Читаю задачу...</text:span></text:p>
      <text:p text:style-name="P7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6">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76">Ограничени<text:span text:style-name="T1">е 2: решение должно находиться в правовых рамках уголовного и административного кодекса.</text:span></text:p>
      <text:p text:style-name="P76">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6"><text:span text:style-name="T17">&lt;\</text:span><text:span text:style-name="T1">Выполняю задачу</text:span>...</text:p>
      <text:p text:style-name="P76"><text:span text:style-name="T17">&lt;\</text:span>...</text:p>
      <text:p text:style-name="P76"><text:span text:style-name="T17">&lt;\</text:span>Решение:</text:p>
      <text:p text:style-name="P76"><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6"><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7">:47.bmf»</text:span></text:p>
      <text:p text:style-name="P26"/>
      <text:p text:style-name="P35">&lt;<text:span text:style-name="T1">как-то говённо. Улучшить</text:span>&gt;</text:p>
      <text:p text:style-name="P45">Хм, не понял? Ч<text:span text:style-name="T1">ё</text:span> за хрень?</text:p>
      <text:p text:style-name="P45"/>
      <text:p text:style-name="P75"><text:span text:style-name="T17">&gt;</text:span>\<text:span text:style-name="T1">Нэш</text:span>, почему ты используешь жёсткие настройки <text:span text:style-name="T1">для решения задачи</text:span>?</text:p>
      <text:p text:style-name="P75"><text:span text:style-name="T17">&lt;\</text:span>Настройки правильные, <text:span text:style-name="T1">Макс</text:span>.</text:p>
      <text:p text:style-name="P27"/>
      <text:p text:style-name="P45">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7"/>
      <text:p text:style-name="P75"><text:span text:style-name="T17">&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5">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45">Ага, уже теплее.</text:p>
      <text:p text:style-name="P45"/>
      <text:p text:style-name="P75"><text:span text:style-name="T17">&gt;</text:span>\<text:span text:style-name="T1">Нэш</text:span>,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17">–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7">– </text:span>Окей. Спасибо, Макс. <text:span text:style-name="T1">Выручил.</text:span></text:p>
      <text:p text:style-name="P45"><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17">.</text:span></text:p>
      <text:p text:style-name="P84">Гудки.</text:p>
      <text:p text:style-name="P45"><text:span text:style-name="T1">У</text:span>ходя попрощался с охранником, <text:span text:style-name="T1">увлечённо исследующим тему садо-мазо</text:span>.</text:p>
      <text:p text:style-name="P45">Всё, свободен. Хотя <text:s/><text:span text:style-name="T1">воскресенье</text:span> уже испорчен<text:span text:style-name="T1">о</text:span>.</text:p>
      <text:p text:style-name="P45"/>
      <text:p text:style-name="P116">***</text:p>
      <text:p text:style-name="P116"/>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31">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7">&lt;</text:span><text:span text:style-name="T71">мелодия из Донни Дарко</text:span><text:span text:style-name="T17">&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9">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7">2. </text:span>Дом, любимый дом</text:h>
      <text:p text:style-name="P78">Музыка быстрая, тревожная, надорваная и печальная (Pet Shop Boys “So Hard” ?)</text:p>
      <text:p text:style-name="P29"/>
      <text:p text:style-name="P11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lt;<text:span text:style-name="T1">Описание полёта через Эогипп. Удивлённый взгляд Анакорна</text:span>&gt;</text:p>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32">Описание получше. Подземелье</text:span><text:span text:style-name="T17">&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2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7">еня, </text:span>наконец,<text:span text:style-name="T17"> стошнило. Буквально вывернуло наизнанку: из носа текло, в глазах стояли слёзы. </text:span></text:p>
      <text:p text:style-name="P5"><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5">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5"><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7">–</text:span> ТЫ!!! ТЫ!..</text:p>
      <text:p text:style-name="P5"><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text:span text:style-name="T3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7">3. </text:span>Кантерлот</text:h>
      <text:p text:style-name="P79">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5400906302286929951" text:style-name="L4">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7"/>
      <text:p text:style-name="P12">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маленькой и юркой колеснице удалялся в сторону Жеребячьих<text:span text:style-name="T31">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7"><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77"><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text:soft-page-break/>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text:span><text:span text:style-name="T40">Солнечное </text:span><text:span text:style-name="T39"><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7">4. </text:span>Библиотека</text:h>
      <text:p text:style-name="P19">&lt;<text:span text:style-name="T6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8">–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7">Селестия нахмурилась и угрожающе подняла крылья.</text:p>
      <text:p text:style-name="P57"><text:span text:style-name="T17">– </text:span>Не забывай, человек, я — могущественный маг и правитель Эквестрии. Ко мне нужно относиться с должным уважением!</text:p>
      <text:p text:style-name="P57"><text:span text:style-name="T17">– </text:span>А то что? Превратишь в жабу? Сошлёшь на Луну? Убьёшь нахер?</text:p>
      <text:p text:style-name="P57"><text:soft-page-break/>Аликорница сникла. Уши её опустились.</text:p>
      <text:p text:style-name="P57"><text:span text:style-name="T17">– </text:span>Макс, не надо... Ты же знаешь, я этого не сделаю.</text:p>
      <text:p text:style-name="P57"><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7"><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57"><text:span text:style-name="T17">Аликорница уселась н</text:span>а пол <text:span text:style-name="T17">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57"><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7">– </text:span>Вот, читай отсюда. <text:span text:style-name="T17">– а</text:span>ликорница подчеркнула абзац копытом.</text:p>
      <text:p text:style-name="P57"/>
      <text:p text:style-name="P59">***</text:p>
      <text:p text:style-name="P59"/>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Но величайшая справедливость юниверсума заключается в том, что не существует безвыходных положений. Всегда есть надежда.</text:p>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31">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Дискордовы</text:span> яйца! Они нашли меня!</text:p>
      <text:p text:style-name="P4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9">–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p text:style-name="P49">&lt;<text:span text:style-name="T32">Глава про то, как Селестия пытается определить, чего хочет Макс. В конце-концов, она понимает, что Макс хочет секса и дружбы</text:span>&gt;</text:p>
      <text:p text:style-name="P49"/>
      <text:h text:style-name="P182" text:outline-level="2"><text:span text:style-name="T17">5. </text:span>Индиго</text:h>
      <text:p text:style-name="P49"/>
      <text:p text:style-name="P4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фиолетово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онечно! Скажи ей, что у меня сегодня день рождения, и я очень сильно огорчи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text:soft-page-break/>–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7">Я остался сидеть в полнейшем замешательстве. </text:p>
      <text:p text:style-name="P57"/>
      <text:p text:style-name="P59">***</text:p>
      <text:p text:style-name="P57">&lt;<text:span text:style-name="T62">Depeche Mode - Painkiller</text:span>&gt;</text:p>
      <text:p text:style-name="P6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7"><text:soft-page-break/></text:p>
      <text:p text:style-name="P57">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Ты говорила, он от древности вообще сбрендил.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text:soft-page-break/>–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81" text:outline-level="2">6. Стыд</text:h>
      <text:p text:style-name="P57"/>
      <text:p text:style-name="P66">~~~ Завтра на семь в библиотеке ~~~</text:p>
      <text:p text:style-name="P66"/>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text:soft-page-break/>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78">Стирание</text:span>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text:soft-page-break/>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63">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7"><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5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7"><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17">— умение делегировать полномочия. Вечером того же дня я села за письменный стол.</text:span></text:p>
      <text:p text:style-name="P49">“<text:span text:style-name="T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7">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17">—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 Да?</text:p>
      <text:p text:style-name="P57">– Да. Зови меня Селли. Если хочешь.</text:p>
      <text:p text:style-name="P57">– Хорошо. До встречи, Селли.</text:p>
      <text:p text:style-name="P57">– До встречи, Макс.</text:p>
      <text:p text:style-name="P57"/>
      <text:h text:style-name="Heading_20_2" text:outline-level="2"><text:span text:style-name="T1">8</text:span>. <text:span text:style-name="T17">40-6</text:span></text:h>
      <text:p text:style-name="P80">Mark Knopfler — Hill Farmers Blues — или на следующую главу (прощание)</text:p>
      <text:p text:style-name="P57"/>
      <text:p text:style-name="P6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1"> </text:span>(быть может, к счастью). Всё, что я могу <text:span text:style-name="T17">— оставить тебе напутствие.</text:span></text:p>
      <text:p text:style-name="P66"><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6"><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text:span><text:soft-page-break/><text:span text:style-name="T17">обижаться, вспомни свой собственный мир. Так ли он хорош? Счастлив ли ты в нём? </text:span>Можешь ли ты сказать, что он лучше этого?</text:p>
      <text:p text:style-name="P66">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66">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6">Удачи!</text:p>
      <text:p text:style-name="P66"/>
      <text:p text:style-name="P49">…</text:p>
      <text:p text:style-name="P49"/>
      <text:p text:style-name="P57">Тоже мне, философ выискался, Диоген копытный! Вот не люблю, когда всякие "гуру" с глубокомысленным видом порют чушь. Эквестрия <text:span text:style-name="T19">—</text:span> сказоч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text:span>Блин, м<text:span text:style-name="T17">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9">— вся архитектура явно </text:span><text:span text:style-name="T41">была </text:span><text:span text:style-name="T49">заточена под крылатых. Таких, для которых приземлиться на балкон в тронном зале или уйти через портик на крыше</text:span><text:span text:style-name="T65"> </text:span><text:span text:style-name="T49">—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9"> </text:span><text:span text:style-name="T41">Его центр занимал высокий </text:span><text:span text:style-name="T49">кругл</text:span><text:span text:style-name="T41">ый</text:span><text:span text:style-name="T49"> </text:span><text:span text:style-name="T41">футон</text:span><text:span text:style-name="T49"> </text:span><text:span text:style-name="T41">с</text:span><text:span text:style-name="T49"> велик</text:span><text:span text:style-name="T41">им</text:span><text:span text:style-name="T49"> множество</text:span><text:span text:style-name="T41">м</text:span><text:span text:style-name="T49"> подушек. Среди них я с удивлением заметил плюшевую единорожку </text:span><text:span text:style-name="T41">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7">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9"><text:span text:style-name="T1">–</text:span> Мы же договорились! <text:span text:style-name="T1">Селли</text:span>!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text:span text:style-name="T1">Селестия</text:span>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oft-page-break/><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Гложе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text:span text:style-name="T1">Селестии</text:span> скрылся за дверью.</text:p>
      <text:p text:style-name="P4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17">–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text:span text:style-name="T1">Селестии</text:span>.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text:soft-page-break/>Копыто легло мне на плечо и мягко повалило на постель. Селес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oft-page-break/><text:span text:style-name="T17">–</text:span> А водку у вас принято пить?</text:p>
      <text:p text:style-name="P47"><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57"><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17">– Это ты называешь “дружбой”? – с </text:span>улыбкой хмыкнул<text:span text:style-name="T17"> я. – </text:span>Мне нравится твоё чувство юмора.</text:p>
      <text:p text:style-name="P57">Аликорница нахмурилась.</text:p>
      <text:p text:style-name="P57"><text:span text:style-name="T17">–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57">Копыто аликорницы закрыло мне рот прежде чем я успел договорить заветное слово.</text:p>
      <text:p text:style-name="P49"><text:soft-page-break/>–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9">–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9"><text:soft-page-break/>***</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9">– </text:span><text:span text:style-name="T41">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9">– </text:span><text:span text:style-name="T54">А из Пинто Крика уже месяц нет новостей...</text:span></text:p>
      <text:p text:style-name="P5"><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5"><text:span text:style-name="T54">– </text:span>“<text:span text:style-name="T1">Что я могу сделать, чтобы вернуть всё назад?</text:span>”</text:p>
      <text:p text:style-name="P15"><text:span text:style-name="T54">– </text:span><text:span text:style-name="T41">Так и сказала?</text:span></text:p>
      <text:p text:style-name="P1"><text:span text:style-name="T49">–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1">Что бы это значило, Флер?</text:span></text:p>
      <text:p text:style-name="P15"><text:span text:style-name="T54">– </text:span><text:span text:style-name="T4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oft-page-break/><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48">–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text:soft-page-break/>– Может, мне поговорить с ней?</text:p>
      <text:p text:style-name="P47"><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9"/>
      <text:p text:style-name="P1"><text:span text:style-name="T50">&lt;</text:span><text:span text:style-name="T67">Mark Knopfler - </text:span><text:span text:style-name="T66">Hill Farmer's Blues</text:span><text:span text:style-name="T50">&gt;</text:span></text:p>
      <text:p text:style-name="P51">***</text:p>
      <text:p text:style-name="P49"/>
      <text:p text:style-name="P55"><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5">–<text:span text:style-name="T1"> Но магия есть и сейчас, мам!</text:span></text:p>
      <text:p text:style-name="P5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и многие другие.</text:p>
      <text:p text:style-name="P5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5">–<text:span text:style-name="T1"> Весь мир как Вечнодикий лес?</text:span></text:p>
      <text:p text:style-name="P6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6">– Ма-а-ам, а со мной связан элементаль?</text:p>
      <text:p text:style-name="P66">–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5"><text:span text:style-name="T1">– Конечно, мам! «День горящего очага» </text:span>— <text:span text:style-name="T1">верно?</text:span></text:p>
      <text:p text:style-name="P6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6">Так возникли аликорны.</text:p>
      <text:p text:style-name="P6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6">Имя её было Селестия.</text:p>
      <text:p text:style-name="P66">За ней последовала и сестра её, <text:span text:style-name="T17">Луна</text:span>.</text:p>
      <text:p text:style-name="P6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6">То есть, всегда.</text:p>
      <text:p text:style-name="P66">Тут и сказке конец. А теперь, Эйприл, залазь на полку и закрывай глазки.</text:p>
      <text:p text:style-name="P66"><text:soft-page-break/>– Ну ма-а-ам! Раскажи ещё что-нибудь! Про Сомбру!</text:p>
      <text:p text:style-name="P66">–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text:span text:style-name="T74">мино</text:span>тавра?</text:p>
      <text:p text:style-name="P66">– <text:s/>Тебя забрать я ему не дам. А в дядю не тыкай копытом, это невежливо! Спи уже, моя маленькая!</text:p>
      <text:p text:style-name="P66">– Поцелуй меня на ночь, мам!</text:p>
      <text:p text:style-name="P66">– Конечно, моя хорошая...</text:p>
      <text:p text:style-name="P66"/>
      <text:p text:style-name="P49">Вагоны убаюкивающе перестукивались по рельсам, унося меня прочь от Кантерлота. Я перевернулся на другой бок и провалился в сон.</text:p>
      <text:p text:style-name="P81">&lt;https://www.youtube.com/watch?v=Py9SDdYGFrQ&gt;</text:p>
      <text:h text:style-name="Heading_20_2" text:outline-level="2">10. Понивилль</text:h>
      <text:p text:style-name="P4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1">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1">пони-</text:span><text:span text:style-name="T49">исчезновений уже год. Почту за честь работать </text:span><text:span text:style-name="T41">под твоим руководством</text:span><text:span text:style-name="T49">. Подожди немного, я </text:span><text:span text:style-name="T41">от</text:span><text:span text:style-name="T49">систематизирую нужную информацию и расскажу тебе, насколько далеко смогла продвинуться.</text:span></text:p>
      <text:p text:style-name="P47">“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50">***</text:p>
      <text:p text:style-name="P49"/>
      <text:p text:style-name="P117"><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9">«...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text:soft-page-break/>–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57"><text:span text:style-name="T17">– Вот ещё! </text:span>– возмутился дракончик. – Никогда на такое не соглашусь!</text:p>
      <text:p text:style-name="P57">–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0">В</text:span>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6">– Ага, он был закладкой в четвёртом номере «PlayMare», в разделе «Тридцать две позы, которые удивят вашу френдпони».</text:p>
      <text:p text:style-name="P66">– Спайк! Немедленно ложись спать!</text:p>
      <text:p text:style-name="P66">– Уже иду. Кукурузу доем только и иду.</text:p>
      <text:p text:style-name="P66">– Кстати, а почему Индрэ считали одержимым?</text:p>
      <text:p text:style-name="P6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2">— далеко </text:span><text:soft-page-break/><text:span text:style-name="T22">не у всякого опытного мага хватит силы его вызвать</text:span>. И совсем немногим удастся контролировать его направление.</text:p>
      <text:p text:style-name="P66">– Так у вас знают про людей? Вот это новость!. В Кантерлоте, да и в Понивилле все обращаются со мной, как с диковинкой.</text:p>
      <text:p text:style-name="P6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6">–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7">— максимум двух пони, </text:span>после чего мне придётся восстанавливаться около месяца<text:span text:style-name="T17">.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text:soft-page-break/>–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57">Я уселась на пуфике, а подруги заняли места на матрасах…</text:p>
      <text:p text:style-name="P66"/>
      <text:p text:style-name="P66">– Спайк, будь добр, принеси дневник эксперимента. Он в подвале, за шкафом с ретортами, в...</text:p>
      <text:p text:style-name="P66">– В сейфе, я в курсе.</text:p>
      <text:p text:style-name="P66"/>
      <text:p text:style-name="P67">***</text:p>
      <text:p text:style-name="P79">&lt;Seal — Amazing <text:span text:style-name="T1">(T</text:span><text:span text:style-name="T17">hin White Duke Remix)</text:span>&gt;</text:p>
      <text:p text:style-name="P66">Дата: 12.04.1003 А.С.</text:p>
      <text:p text:style-name="P66">Эксперимент: заклинание Воплощения Индрэ</text:p>
      <text:p text:style-name="P66">Испытуемая: Эпплджек</text:p>
      <text:p text:style-name="P66">Синопсис: запись сна со слов испытуемой</text:p>
      <text:p text:style-name="P66">Замечания: замечаний нет</text:p>
      <text:p text:style-name="P66"/>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3">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3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6"/>
      <text:p text:style-name="P66">Примечания: ПипБак? Стойло? Двойники? Параллельные Эквестрии?</text:p>
      <text:p text:style-name="P1"/>
      <text:p text:style-name="P3">***</text:p>
      <text:p text:style-name="P1"/>
      <text:p text:style-name="P66">Дата: 12.04.1003 А.С.</text:p>
      <text:p text:style-name="P66">Эксперимент: заклинание Воплощения Индрэ</text:p>
      <text:p text:style-name="P66">Испытуемая: Рэйнбоу Дэш</text:p>
      <text:p text:style-name="P66">Синопсис: описание пробуждения испытуемой</text:p>
      <text:p text:style-name="P66">Замечания: испытуемая отказалась дать описание сна. «Гы-гы... Фигасе... Человеки рулят...» <text:span text:style-name="T21">—</text:span><text:span text:style-name="T22">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7">&lt;<text:span text:style-name="T69">d.notive — Talking Flight</text:span>&gt;</text:p>
      <text:p text:style-name="P66"><text:soft-page-break/>Дата: 12.04.1003 А.С.</text:p>
      <text:p text:style-name="P66">Эксперимент: заклинание Воплощения Индрэ</text:p>
      <text:p text:style-name="P66">Испытуемая: Рэрити</text:p>
      <text:p text:style-name="P66">Синопсис: запись сна со слов испытуемой</text:p>
      <text:p text:style-name="P66">Замечания: замечаний нет</text:p>
      <text:p text:style-name="P66"/>
      <text:p text:style-name="P1"><text:span text:style-name="T4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3">чёрный экран?</text:span></text:p>
      <text:p text:style-name="P56"/>
      <text:p text:style-name="P59">***</text:p>
      <text:p text:style-name="P57"/>
      <text:p text:style-name="P66">Дата: 12.04.1003 А.С.</text:p>
      <text:p text:style-name="P66">Эксперимент: заклинание Воплощения Индрэ</text:p>
      <text:p text:style-name="P66">Испытуемая: Пинки Пай</text:p>
      <text:p text:style-name="P66">Синопсис: описание пробуждения испытуемой</text:p>
      <text:p text:style-name="P66">Замечания: испытуемая отказалась дать описание сна.</text:p>
      <text:p text:style-name="P66"/>
      <text:p text:style-name="P6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6"/>
      <text:p text:style-name="P66">Примечания: через месяц волосы Пинки пришли в обычное состояние, хотя при встрече с Рэйнбоу Дэш она по прежнему прячет глаза.</text:p>
      <text:p text:style-name="P66"/>
      <text:p text:style-name="P67">***</text:p>
      <text:p text:style-name="P66"><text:soft-page-break/></text:p>
      <text:p text:style-name="P66">Дата: 12.04.1003 А.С.</text:p>
      <text:p text:style-name="P66">Эксперимент: заклинание Воплощения Индрэ</text:p>
      <text:p text:style-name="P66">Испытуемая: Флаттершай</text:p>
      <text:p text:style-name="P66">Синопсис: описание пробуждения испытуемой</text:p>
      <text:p text:style-name="P6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6"/>
      <text:p text:style-name="P66">* Примечания: при виде кексиков истерика случилась с Пинки Пай.</text:p>
      <text:p text:style-name="P66"/>
      <text:p text:style-name="P3">***</text:p>
      <text:p text:style-name="P1"/>
      <text:p text:style-name="P23">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3"/>
      <text:h text:style-name="Heading_20_2" text:outline-level="2">12. День сурка</text:h>
      <text:p text:style-name="P15">&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7">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9">—</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49">– Эээ! Это что же получается? Выходит, зря я яблоки <text:span text:style-name="T1">притащила</text:span>? Нам же не сидр нужен?</text:p>
      <text:p text:style-name="P49"><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 А, по-моему, ты перепутала, Скуталу. Мыслью направляется <text:span text:style-name="T1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7">— то ли я был глух к магии, то ли она ко мне, но с в</text:span>олшебством<text:span text:style-name="T17">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9"> </text:span><text:span text:style-name="T41">Мощнее ускорителя только магия драконов, аликорнов и Элементов Гармонии. Если бы я была...</text:span><text:span text:style-name="T17"> </text:span>Ай!</text:p>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Макс.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7">– </text:span>Ты?!</text:p>
      <text:p text:style-name="P101"><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7">– М</text:span>ожет тогда, ты скажешь, что в нём пошло не так и почему к вам попал я, а не сверхаликорн?</text:p>
      <text:p text:style-name="P101"><text:span text:style-name="T17">– </text:span>Не скажу. Заклинания Стар Свирла Бородатого обычно если срабатывают, то без ошибок.</text:p>
      <text:p text:style-name="P57"><text:span text:style-name="T17">– Если </text:span>только <text:span text:style-name="T17">их правильно вызывают. – </text:span>пробурчал Спайк, возвращаясь в корзинку.</text:p>
      <text:p text:style-name="P47"><text:span text:style-name="T17">–</text:span> <text:span text:style-name="T1">Эмм. </text:span>Что он имел ввиду?</text:p>
      <text:p text:style-name="P47"><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7">–</text:span> <text:span text:style-name="T1">е</text:span>динорожка опустила голову.</text:p>
      <text:p text:style-name="P47"><text:span text:style-name="T17">– </text:span><text:span text:style-name="T1">Да, завершилось всё препаршиво. Принцесса Луна сказала, лучше бы её обратно на Луну закинули.</text:span></text:p>
      <text:p text:style-name="P47"><text:span text:style-name="T17">– </text:span><text:span text:style-name="T1">И я её понимаю! Не каждый может справиться с потерей своего особенного пони. Вот у тебя, Макс, есть своя особенная пони?</text:span></text:p>
      <text:p text:style-name="P47"><text:span text:style-name="T17">– </text:span><text:span text:style-name="T1">Хм. Нет.</text:span></text:p>
      <text:p text:style-name="P47"><text:span text:style-name="T17">– </text:span><text:span text:style-name="T1">А друзья?</text:span></text:p>
      <text:p text:style-name="P47"><text:span text:style-name="T17">– </text:span><text:span text:style-name="T1">У меня был друг. Погиб два месяца назад.</text:span></text:p>
      <text:p text:style-name="P1"><text:span text:style-name="T17">–</text:span> О, мои соболезнования! Друзей терять <text:span text:style-name="T1">тоже</text:span> тяжко.</text:p>
      <text:p text:style-name="P1"><text:span text:style-name="T17">–</text:span> Всё в порядке, Твайлайт.<text:span text:style-name="T17">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7">–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1">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1">.</text:span></text:p>
      <text:p text:style-name="P57">…</text:p>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37">Чужестранец-человек разбил сердце нашей обожаемой Селестии! Двор в отчаянии </text:span><text:span text:style-name="T21">— </text:span><text:span text:style-name="T3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17">– </text:span>Привет, Эй-Джей! У тебя проблемы?</text:p>
      <text:p text:style-name="P57"><text:span text:style-name="T17">– </text:span>Привет, сахарок. <text:span text:style-name="T17">– </text:span>озабоченно поприветствовала меня пони. <text:span text:style-name="T17">–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17">– </text:span>А ты, Маки,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17">–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17">–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text:p>
      <text:p text:style-name="P57">Собрав инструмент, я потолкал тележку назад-вперёд.</text:p>
      <text:p text:style-name="P57"><text:span text:style-name="T17">– Г</text:span>отово. Принимай работу, хозяйка!</text:p>
      <text:p text:style-name="P57">Эпплджек стиснула меня в сокрушающих объятиях.</text:p>
      <text:p text:style-name="P57"><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17">–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17">–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0">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0">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17">– </text:span>Свободно? <text:span text:style-name="T17">– </text:span>спросил я у единственной пони, сидящей за столиком.</text:p>
      <text:p text:style-name="P57"><text:span text:style-name="T17">– </text:span>Да-да, конечно. <text:span text:style-name="T1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7"><text:span text:style-name="T17">– <text:s/></text:span>Пирог с грибами, яишницу и чизкейк<text:span text:style-name="T17"> – </text:span>сообщил я подошедшей официантке.</text:p>
      <text:p text:style-name="P57"><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57"><text:span text:style-name="T17">–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17">– </text:span>Вы, наверное, ждёте кого-то?</text:p>
      <text:p text:style-name="P60"><text:span text:style-name="T17">– </text:span>Неа.</text:p>
      <text:p text:style-name="P60"><text:span text:style-name="T17">– </text:span>Просто обедаете?</text:p>
      <text:p text:style-name="P60"><text:span text:style-name="T17">– </text:span>Неа.</text:p>
      <text:p text:style-name="P60"><text:span text:style-name="T17">– </text:span>Просто сидите и мрачно смотрите на меня?</text:p>
      <text:p text:style-name="P60"><text:span text:style-name="T17">– </text:span>Неа.</text:p>
      <text:p text:style-name="P60">Хм, а эта пони не из разговорчивых. Ну ладно.</text:p>
      <text:p text:style-name="P60"><text:span text:style-name="T17">– </text:span>А что же вы делаете?</text:p>
      <text:p text:style-name="P60"><text:span text:style-name="T17">– </text:span>Веселюсь. <text:span text:style-name="T17">– </text:span>мрачно заявила пони.</text:p>
      <text:p text:style-name="P60"><text:span text:style-name="T17">– </text:span>Если я вас достал, то так и скажите. Извините.</text:p>
      <text:p text:style-name="P60">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oft-page-break/><text:span text:style-name="T17">– </text:span>Привет, Макс!</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17">– </text:span>Мы с вами раньше встречались?</text:p>
      <text:p text:style-name="P60"><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Макс,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17">– </text:span>Оставь, Салвер.<text:span text:style-name="T17"> </text:span>Ему за счёт заведения.</text:p>
      <text:p text:style-name="P57"><text:span text:style-name="T17">– </text:span>Ясно, мисс Пинки. <text:span text:style-name="T17">– </text:span>официантка кивнула и ушла.</text:p>
      <text:p text:style-name="P57"><text:span text:style-name="T17">– Ч</text:span>его-о-о?<text:span text:style-name="T17"> </text:span>Так это твой бар?</text:p>
      <text:p text:style-name="P57"><text:span text:style-name="T17">– </text:span>Агась. <text:span text:style-name="T17">– </text:span>поняха пожала плеч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17">– </text:span>Тихо-тихо. <text:span text:style-name="T17">– </text:span>я оглянулся на посетителей. Шёпот Пинки, наверное, был слышен даже на улице. <text:span text:style-name="T17">– </text:span>Не вспоминай опять. Давай лучше выпьем на брудершафт. За знакомство.</text:p>
      <text:p text:style-name="P57"><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17">– </text:span>У меня есть идея получше. <text:span text:style-name="T17">– </text:span>на свет показалась фляга Большого Макинтоша.</text:p>
      <text:p text:style-name="P57"><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17">– </text:span>Починил телегу. Только молчок про самогон, раз уж ты в курсе. <text:span text:style-name="T17">– </text:span>я разлил сидр по чашкам.</text:p>
      <text:p text:style-name="P57"><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17">–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pan text:style-name="T17">– У </text:span>тебя такая смешная мордочка! <text:span text:style-name="T17">– </text:span>захихикали Пинки, покачиваясь. <text:span text:style-name="T17">– </text:span>Как будто ты <text:span text:style-name="T70">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17">– </text:span>Эммм... Скажи-ка мне, мой друг П-п-пинки... Легенда про фаэри <text:span text:style-name="T22">— </text:span><text:span text:style-name="T70">эт правда?</text:span></text:p>
      <text:p text:style-name="P57"><text:soft-page-break/><text:span text:style-name="T22">– </text:span><text:span text:style-name="T70">Какая из? Их много, вообще-то. Ик!</text:span></text:p>
      <text:p text:style-name="P57"><text:span text:style-name="T22">– </text:span><text:span text:style-name="T70">Про принцесс. Про то, что они фаэри, спустившиеся с неба во плоти, чтоб помогать пони управлять Эквестрией?</text:span></text:p>
      <text:p text:style-name="P57"><text:span text:style-name="T22">– </text:span><text:span text:style-name="T70">Макс, </text:span><text:span text:style-name="T22">– </text:span><text:span text:style-name="T70">захихикала Пинки, взъерошив копытами розовые кудряшки и попытавшись соорудить из них бороду, </text:span><text:span text:style-name="T22">–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7"><text:span text:style-name="T22">–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7"><text:span text:style-name="T22">– </text:span><text:span text:style-name="T70">Ты что-о-о! Нельзя любить фаэри! Она похитит твоё сердце, и ты будешь искать её, пока не... </text:span><text:span text:style-name="T22">– </text:span><text:span text:style-name="T70">Пинки погрузилась в так и не съеденный салат «по-Кантерлотски» и захрапела.</text:span></text:p>
      <text:p text:style-name="P57"><text:span text:style-name="T22">– </text:span><text:span text:style-name="T70">Пока не умру?</text:span></text:p>
      <text:p text:style-name="P57"><text:span text:style-name="T22">– </text:span><text:span text:style-name="T70">Нет, глупенький, </text:span><text:span text:style-name="T22">– </text:span><text:span text:style-name="T70">пробулькала Пинки из миски. </text:span><text:span text:style-name="T22">– </text:span><text:span text:style-name="T70">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17">– </text:span>Судя по тому, как ты стремительно сбежал от меня не попрощавшись, у тебя проблемы. <text:span text:style-name="T17">– </text:span>заметила с укором кобылка.</text:p>
      <text:p text:style-name="P61"><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61"><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61"><text:span text:style-name="T17">– </text:span>У нас?</text:p>
      <text:p text:style-name="P61">Пинки молча поддела меня носом и с неожиданной<text:tab/>для такой маленькой кобылки силой буквально закинула меня себе на спин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17">– </text:span>Стооой! <text:span text:style-name="T17">– </text:span>заорал я. <text:span text:style-name="T17">– </text:span>Выпрыгивай из бочки!!!</text:p>
      <text:p text:style-name="P61">Кобылка-пилот улыбнулась и постукала копытцем по шлему, показывая, что не слышит меня.</text:p>
      <text:p text:style-name="P61"><text:span text:style-name="T17">– </text:span>Выпрыгивааа... <text:span text:style-name="T17">–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17">– </text:span>Эм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17">– </text:span>Смотри, вот те и ответ на вопрос, куда деваются пони!</text:p>
      <text:p text:style-name="P61"><text:span text:style-name="T17">– </text:span>Где? <text:span text:style-name="T17">– </text:span>единорожка начала оглядываться.</text:p>
      <text:p text:style-name="P61"><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61"><text:span text:style-name="T17">– </text:span>И что? Я всё равно не пойму, куда пони деваются? И куда пропала Скуталу?</text:p>
      <text:p text:style-name="P61"><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7"/>
      <text:p text:style-name="P68">Приветствую тебя, мой маленький человек!</text:p>
      <text:p text:style-name="P6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7">— </text:span>забавного, не вполне нормального единорога, считающего себя то человеком, то аликорном.<text:span text:style-name="T17">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7">—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68"><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text:soft-page-break/>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Мак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7">P.S. Н</text:span>е гневите мироздание воровством! <text:span text:style-name="T37">Обмен рулит</text:span>!»</text:p>
      <text:p text:style-name="P6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8">До встречи, мой маленький человек!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8"/>
      <text:p text:style-name="P5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5"/>
      <text:p text:style-name="P55">P.S.P.S. <text:span text:style-name="T1">Я всё равно дождусь, когда ты перестанешь злиться!</text:span></text:p>
      <text:p text:style-name="P66"/>
      <text:h text:style-name="Heading_20_2" text:outline-level="2">13. Мэйнхэттен</text:h>
      <text:p text:style-name="P82">ZZ Top – Gimme all your lovin</text:p>
      <text:p text:style-name="P82">Mothley Crue – Kick Start My Heart</text:p>
      <text:p text:style-name="P61"><text:span text:style-name="T17">–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17">– </text:span>Не отсылается. Глюк какой-то.</text:p>
      <text:p text:style-name="P61"><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ли нарисовать солнцем «<text:span text:style-name="T17">х#й</text:span>» на небе, чем заставить пони-чинушу поступиться хотя бы запятой в должностных инструкциях.</text:p>
      <text:p text:style-name="P61"><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61"><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17">– </text:span>Это неправильно! <text:span text:style-name="T17">– </text:span>заявила Рэйнбоу Дэш, отвернувшись от окна.</text:p>
      <text:p text:style-name="P61"><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61"><text:span text:style-name="T17">– </text:span>Да я не про то! <text:span text:style-name="T17">– </text:span>отмахнулась пегаска. <text:span text:style-name="T17">– </text:span>Посмотри на поле.</text:p>
      <text:p text:style-name="P61"><text:span text:style-name="T17">– </text:span>И что? Поле как поле.</text:p>
      <text:p text:style-name="P61"><text:span text:style-name="T17">– </text:span>Оно не убрано. <text:span text:style-name="T17">– </text:span>мрачно ответила пегаска. <text:span text:style-name="T17">–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17">– </text:span>У самого посёлка поля убраны. Наверняка дойдёт дело и до остальных.</text:p>
      <text:p text:style-name="P61"><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17">– </text:span>Спасибо, но от пинкиных плюшек у меня фланки округляются.</text:p>
      <text:p text:style-name="P61"><text:span text:style-name="T17">– </text:span>Да ладно тебе, Рэйнбоу Дэш! От одной не округлятся.</text:p>
      <text:p text:style-name="P61"><text:span text:style-name="T17">– </text:span>От одной —<text:span text:style-name="T17"> </text:span>нет. Но я ж на одной не остановлюсь... И вот что. Зови меня Дэш! А то и мне придётся звать тебя полным именем, а я этого не выношу. <text:span text:style-name="T17">– </text:span>Пегаска взяла карту и нахмурилась. <text:span text:style-name="T17">–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17"> </text:span>Как будто…</text:p>
      <text:p text:style-name="P61"><text:span text:style-name="T17">–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17">– </text:span>Они паслись… Ты можешь себе представить? Макс! Они ПАСЛИСЬ! Ели траву, как какие-то дикари! Фигня какая-то…</text:p>
      <text:p text:style-name="P61"><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17">–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17">– </text:span>Леди и джентльпони! Просьба не паниковать! Поезд дальше не идёт: впереди провал! <text:span text:style-name="T17">– </text:span>крикнул проводник.</text:p>
      <text:p text:style-name="P61"><text:span text:style-name="T17">– </text:span>Какой ещё, в дышло, провал? Я проезжал тут два дня назад!</text:p>
      <text:p text:style-name="P61"><text:span text:style-name="T17">– </text:span>Безобразие! Верните мне деньги за билет!</text:p>
      <text:p text:style-name="P61"><text:span text:style-name="T17">– </text:span>Как вы смеете! Я опоздаю в порт! <text:s/><text:span text:style-name="T17">–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17">– </text:span>Эта дыра фиг знает на сколько длится! <text:span text:style-name="T17">– </text:span>заявила Дэш, выныривая из темноты. <text:span text:style-name="T1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17">– </text:span>Дэш, нам надо на ту сторону.</text:p>
      <text:p text:style-name="P61"><text:span text:style-name="T17">– </text:span>Нет проблем. Я могу тебя перенести.</text:p>
      <text:p text:style-name="P61">Я с сомнением посмотрел на пегаску. Дэш в холке была мне по пояс.</text:p>
      <text:p text:style-name="P61"><text:span text:style-name="T17">– </text:span>Ты точно в этом уверена?</text:p>
      <text:p text:style-name="P6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61"><text:soft-page-break/>Мля.</text:p>
      <text:p text:style-name="P61"><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17">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17">– </text:span>Ты как, в порядке? Макс? <text:span text:style-name="T17">– п</text:span>егаска озабоченно потрогала меня за плечо. <text:span text:style-name="T17">–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17">– </text:span>Я чувствую, что только что упустил отличную возможность отлить на вселенную!</text:p>
      <text:p text:style-name="P61"/>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6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61"><text:span text:style-name="T17">– </text:span>Удостоверение личности предъявлять? <text:span text:style-name="T17">– </text:span>осведомился я.</text:p>
      <text:p text:style-name="P61"><text:span text:style-name="T17">– </text:span>Ч-ч-человеку М-м-максу? <text:span text:style-name="T17">–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17">– </text:span>Нет, ты видела? Он мне чуть носок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61">Дэш, ни слова не говоря, прислонила ухо к двери.</text:p>
      <text:p text:style-name="P61"><text:span text:style-name="T17">– </text:span>Будешь смеяться, но именно этим он и занят. Вызывает полицию по телефону. <text:span text:style-name="T17">– </text:span>сообщила пегаска.</text:p>
      <text:p text:style-name="P61"><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17">– </text:span>Оп-па! <text:span text:style-name="T17">– </text:span>пегаска оторвала ухо от двери. <text:span text:style-name="T17">–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17">– </text:span>Сколько у нас времени?</text:p>
      <text:p text:style-name="P61">Дэш почесала в затылке.</text:p>
      <text:p text:style-name="P61"><text:span text:style-name="T17">–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7">–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17">– </text:span>Тогда давай сначала обыщем контору. Если уж полиция всё равно едет сюда, так пусть у них хотя бы будет повод!</text:p>
      <text:p text:style-name="P61"/>
      <text:p text:style-name="P62"><text:soft-page-break/>***</text:p>
      <text:p text:style-name="P61"/>
      <text:p text:style-name="P61">Разумеется, полиция приехала, как только мы обнаружили эти чёртовы резонаторы — иначе ж и быть не могло!</text:p>
      <text:p text:style-name="P61">…</text:p>
      <text:p text:style-name="P61">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span text:style-name="T17">&lt;</text:span>Т<text:span text:style-name="T31">вайлайт в Понивилле, услышав про портативный ускоритель, захочет его получить. Макс смутится</text:span><text:span text:style-name="T17">&gt;</text:span></text:p>
      <text:p text:style-name="P61">Снаружи послышался вой сирены и цокот множества копыт.</text:p>
      <text:p text:style-name="P61"><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17">– </text:span>Это твои двадцать минут? <text:span text:style-name="T17">– </text:span>возмутился я. <text:span text:style-name="T17">– </text:span>Да ещё и десяти не прошло!</text:p>
      <text:p text:style-name="P61">Дэш вымучено скривилась.</text:p>
      <text:p text:style-name="P61"><text:span text:style-name="T17">– </text:span>Человек Макс, здание окружено! Мы знаем, что ты внутри! Выходи добровольно, или будешь взят силой! <text:span text:style-name="T17">– </text:span>загремел усиленный мегафоном голос.</text:p>
      <text:p text:style-name="P61">Я разбил топором стеклянные дверцы прибора и вытащил рубины.</text:p>
      <text:p text:style-name="P61"><text:span text:style-name="T17">–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17">– </text:span>Ну уж фигушки. Я тебя тут не оставлю.</text:p>
      <text:p text:style-name="P61"><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17">– </text:span>Ты не понимаешь! <text:span text:style-name="T17">– </text:span>упрямо мотнула головой пегаска. <text:span text:style-name="T17">–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pan text:style-name="T17">– </text:span>Быстро за мной! <text:span text:style-name="T17">–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17">– Ю-</text:span>хууу<text:span text:style-name="T17">!!!</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17">– </text:span>Где-то тут должна быть дверь на крышу. Не могли же они залазить туда по пожарной лестнице?</text:p>
      <text:p text:style-name="P61"><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17">– </text:span>Макс, подвинься!</text:p>
      <text:p text:style-name="P61">Пегаска оттеснила меня крупом и повернулась к двери задом.</text:p>
      <text:p text:style-name="P61"><text:span text:style-name="T17">–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17">– </text:span>Ты чего на меня так уставился? <text:span text:style-name="T17">– </text:span>подозрительно спросила пегаска.</text:p>
      <text:p text:style-name="P61"><text:span text:style-name="T17">– </text:span>Да так… Не ожидал, что ты такая…</text:p>
      <text:p text:style-name="P61"><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17">–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17">– </text:span>Ты! Не! По! Нял! Те! Бе! Не! Льзя! Тут! Ос! Та! ВАТЬСЯ!!! <text:span text:style-name="T17">–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pan text:style-name="T17">– </text:span>Ты чего делаешь??!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text:soft-page-break/>Некоторое время было тихо. Потом хлопнули ставни и чей-то сонный голос недовольно пробормотал:</text:p>
      <text:p text:style-name="P61"><text:span text:style-name="T17">–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17">–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17">– </text:span>Так-так, посмотрим, что тут у нас. Ага. Гм. Это наверняка тот монстр-человек,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17">– </text:span>А это у нас кто? Гмм. Пегаска. Вот так раз! Рэйнбоу Дэш! Какими судьбами?</text:p>
      <text:p text:style-name="P61"><text:span text:style-name="T17">– </text:span>ТРИКСИ! <text:span text:style-name="T17">– <text:s/></text:span>фейсхуфнула Дэш. <text:span text:style-name="T17">– </text:span>Во имя Селестии, ЧТО ты тут делаешь?!!</text:p>
      <text:p text:style-name="P61"><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17">–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61"><text:span text:style-name="T17">– </text:span>Трикси! Не смей! У нас мегаважное задание! Нам нужно вернуться Понивилль во что бы то ни стало! <text:span text:style-name="T17">– </text:span>пегаска извивалась изо всех сил, пытаясь выбраться из магического захвата.</text:p>
      <text:p text:style-name="P61"><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17">– </text:span>Ей ведь нельзя рассказывать, да?</text:p>
      <text:p text:style-name="P61"><text:span text:style-name="T17">– </text:span>Нельзя. <text:span text:style-name="T17">– </text:span>подтвердил я. <text:span text:style-name="T17">–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17">–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17">– </text:span>ОГО!</text:p>
      <text:p text:style-name="P61">Единорожка аж уселась на крыльцо от удивления.</text:p>
      <text:p text:style-name="P61"><text:span text:style-name="T17">– </text:span>Представлем себе, ЧТО вы скрываете, если ты готова на ТАКОЕ! Признаюсь, вам удалось нас заинтересовать!</text:p>
      <text:p text:style-name="P61"><text:soft-page-break/>Единорожка в задумчивости стала ходить по веранде туда-сюда, разговаривая сама с собой.</text:p>
      <text:p text:style-name="P61"><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17">– </text:span>Мы приняли решение не выдавать вас полиции в обмен на то, что вы расскажете нам о вашей секретной миссии!</text:p>
      <text:p text:style-name="P61"><text:span text:style-name="T17">– </text:span>Не пойдёт! <text:span text:style-name="T17">– </text:span>заявил я. <text:span text:style-name="T17">– </text:span>Я уже сказал, что это тайна. Мне добавить нечего.</text:p>
      <text:p text:style-name="P61"><text:span text:style-name="T17">– </text:span>Да неужели? <text:span text:style-name="T17">– </text:span>захлопала ресницами Трикси. <text:span text:style-name="T17">–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text:p>
      <text:p text:style-name="P52"/>
      <text:p text:style-name="P61"><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61"><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17">– </text:span>Стой! Что ты там сказала о Селестии?</text:p>
      <text:p text:style-name="P61">Трикси молча левитировала мне газеты с трюмо.</text:p>
      <text:p text:style-name="P61">Фак! Фак-фак-фак!!!</text:p>
      <text:p text:style-name="P61">«<text:span text:style-name="T37">Исчезновение дневной главы диархии: Эквестрия в панике!</text:span>» (статья двухдневной давности).</text:p>
      <text:p text:style-name="P61">«<text:span text:style-name="T3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1">«<text:span text:style-name="T3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7">Да отстаньте же вы от меня! Он сказал, что ест пони, но я этого НЕ ВИДЕЛА!!!</text:span>»).</text:p>
      <text:p text:style-name="P61">«<text:span text:style-name="T3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52"><text:soft-page-break/>– <text:span text:style-name="T1">ОНИ ЧТО, ШУТОК НЕ ПОНИМАЮТ?!! </text:span>– <text:span text:style-name="T1">заорал я наконец. </text:span>– <text:span text:style-name="T1">Нашли пониеда, ёб их </text:span><text:span text:style-name="T32">дымоходом через коромысло</text:span><text:span text:style-name="T1">!!!</text:span></text:p>
      <text:p text:style-name="P61"><text:span text:style-name="T17">– </text:span>Прикинь, а? <text:span text:style-name="T17">– </text:span>участливо ткнулась в меня носом Дэш. <text:span text:style-name="T17">– </text:span>Над моими приколами тоже одна я смеюсь. У<text:span text:style-name="T17">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17">–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6"/>
      <text:p text:style-name="P6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Трижды дерьмо!!! Я забыл, что для проведения эксперимента, нам нужна помощь Селестии!</text:p>
      <text:p text:style-name="P61"/>
      <text:p text:style-name="P72"><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40"><text:soft-page-break/>МУ-ХА-ХА!</text:p>
      <text:p text:style-name="P40">Кажется, я знаю, как показать фак провидению! <text:span text:style-name="T17">Show must go on! &lt;</text:span>Макс задумал вместо Селестии использовать Элементы гармонии<text:span text:style-name="T17">&gt;</text:span></text:p>
      <text:p text:style-name="P61">Я улыбнулся и помахал пегаске рукой, показывая, что в норме. Дэш облегчённо выдохнула.</text:p>
      <text:p text:style-name="P52">– <text:span text:style-name="T1">Так что, мы свободны? </text:span>– <text:span text:style-name="T1">спросил я, поднимаясь с пола.</text:span></text:p>
      <text:p text:style-name="P52">– <text:span text:style-name="T1">О, да! Великая и могучая Трикси держит слово!</text:span></text:p>
      <text:p text:style-name="P61">Единорожка задумалась и продолжила:</text:p>
      <text:p text:style-name="P52"><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8"/>
      <text:h text:style-name="Heading_20_2" text:outline-level="2">14. <text:span text:style-name="T1">Деградация</text:span></text:h>
      <text:p text:style-name="P52">&lt;<text:span text:style-name="T72">David Bowie - Lets Dance/ Ashes To Ashes</text:span></text:p>
      <text:p text:style-name="P52"><text:span text:style-name="T72">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7">Добро пожаловать в Груммингтон! Вам здесь рады!</text:span></text:p>
      <text:p text:style-name="P61"><text:soft-page-break/><text:span text:style-name="T37">Население города </text:span><text:span text:style-name="T73">302 пони</text:span><text:span text:style-name="T37">.</text:span></text:p>
      <text:p text:style-name="P61"><text:span text:style-name="T73">250 пони</text:span><text:span text:style-name="T37">.</text:span></text:p>
      <text:p text:style-name="P61"><text:span text:style-name="T73">125 поней</text:span><text:span text:style-name="T37">.</text:span></text:p>
      <text:p text:style-name="P61"><text:span text:style-name="T37">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2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8">Дружба </text:span><text:span text:style-name="T45">—</text:span><text:span text:style-name="T28"> </text:span><text:span text:style-name="T3">э</text:span><text:span text:style-name="T28">то, </text:span><text:span text:style-name="T75">так её </text:span><text:span text:style-name="T3">разэтак</text:span><text:span text:style-name="T75">,</text:span><text:span text:style-name="T28"> магия!</text:span><text:span text:style-name="T65">»</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text:soft-page-break/>–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text:soft-page-break/>–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 Хорошая… ммм… сказка… – пробормотала пегаска сонно. Зевнув во весь рот она потянулась и, обняв мою ногу, заснула.</text:p>
      <text:p text:style-name="P61">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text:soft-page-break/>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3">37 пни</text:span></text:p>
      <text:p text:style-name="P74">24пн</text:p>
      <text:p text:style-name="P74">15</text:p>
      <text:p text:style-name="P61"><text:span text:style-name="T37">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7">Добро пожаловать в Груммингтон! Вам здесь рады!</text:span></text:p>
      <text:p text:style-name="P61"><text:span text:style-name="T37">Население города </text:span><text:span text:style-name="T73">302 пони</text:span><text:span text:style-name="T37">.</text:span></text:p>
      <text:p text:style-name="P61"><text:span text:style-name="T73">250 пони</text:span><text:span text:style-name="T37">.</text:span></text:p>
      <text:p text:style-name="P61"><text:span text:style-name="T73">125 поней</text:span><text:span text:style-name="T37">.</text:span></text:p>
      <text:p text:style-name="P61"><text:span text:style-name="T37">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17">&lt;</text:span><text:span text:style-name="T64">Metallica-Enter Sandman</text:span><text:span text:style-name="T17">&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
      <text:p text:style-name="P65">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2">&lt;<text:span text:style-name="T63">Elo - Sorrow about to fall</text:span>&gt;</text:p>
      <text:p text:style-name="P52">&lt;<text:span text:style-name="T63">Kiss – I Was Made For Lovin’ You</text:span>&gt;</text:p>
      <text:p text:style-name="P6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8">«</text:span><text:span text:style-name="T3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text:soft-page-break/>–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вижу скалу Кантерлот. Ещё день пути — и сворачиваем к Понивиллю.</text:p>
      <text:p text:style-name="P61">– А ты выдержишь?</text:p>
      <text:p text:style-name="P61">Пегаска фыркнула.</text:p>
      <text:p text:style-name="P61"><text:soft-page-break/>–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text:p>
      <text:p text:style-name="P69">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9"><text:s/>В какой-то момент пришло осознание.</text:p>
      <text:p text:style-name="P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9">– Док, позавчерашний приходит в сознание!</text:p>
      <text:p text:style-name="P69">– Следи за давлением.</text:p>
      <text:p text:style-name="P69">В поле зрения появляется предмет. Сквозь ресницы видны только его расплывчатые очертания. Предмет движется, проводя какие-то манипуляции.</text:p>
      <text:p text:style-name="P69">Я открываю глаза и вижу фигуру в голубом.</text:p>
      <text:p text:style-name="P6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9"><text:soft-page-break/>– Больной, как вы себя чувствуете? Вы можете назвать своё имя?</text:p>
      <text:p text:style-name="P69">Я закрываю глаза и пытаюсь вспомнить.</text:p>
      <text:p text:style-name="P6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9">Я вспомнил почти всё. Моё имя? Осталось вспомнить имя. Меня зовут...</text:p>
      <text:p text:style-name="P69">– Ма-а-акс! Ма-а-акс! Ма-а-акс!</text:p>
      <text:p text:style-name="P6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9">Я открываю глаза и вижу фигуру в голубом.</text:p>
      <text:p text:style-name="P61">…</text:p>
      <text:p text:style-name="P61">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text:soft-page-break/>–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17">–</text:span> А какой у тебя там был образ жизни?</text:p>
      <text:p text:style-name="P61"><text:span text:style-name="T17">–</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17">–</text:span> Дискордовы яйца! Ты сидел в тюрьме? За что тебя посадили?</text:p>
      <text:p text:style-name="P61"><text:span text:style-name="T17">–</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17">–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7">пишешь</text:span><text:span text:style-name="T57"> программу, запускаешь её, а потом она делает что-то для тебя.</text:span></text:p>
      <text:p text:style-name="P4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6"><text:span text:style-name="T1">–</text:span> Вряд ли меня так можно называть. Очень далёкие параллели. <text:span text:style-name="T1">И у</text:span> нас совсем нет магии.</text:p>
      <text:p text:style-name="P61"><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text:soft-page-break/>– Ты хочешь сказать, нам надо <text:span text:style-name="T17">сделать крюк</text:span> в сто миль?! Да это ж ещё неделю ходьбы! У нас картошки осталось на день, твоими стараниями<text:span text:style-name="T17">!</text:span></text:p>
      <text:p text:style-name="P63">Пегаска <text:span text:style-name="T17">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3"/>
      <text:p text:style-name="P53">…</text:p>
      <text:p text:style-name="P53">&lt;<text:bookmark text:name="eow-title"/><text:span text:style-name="T66">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4">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7">—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17">– </text:span>Выф-выф-вуф! <text:span text:style-name="T17">– </text:span>возразил я.</text:p>
      <text:p text:style-name="P63">Отпихнув от лица живот пегаски и выплюнув шерсть, я продолжил.</text:p>
      <text:p text:style-name="P63"><text:soft-page-break/><text:span text:style-name="T17">–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3"><text:span text:style-name="T17">– </text:span>Бе-бе-бе! <text:span text:style-name="T17">– </text:span>устало передразнила меня Дэш. <text:span text:style-name="T17">– </text:span>Макс!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17">– </text:span>Дэш, я знаю. Просто не могу о ней забыть.</text:p>
      <text:p text:style-name="P63">Пегаска тяжело поднялась.</text:p>
      <text:p text:style-name="P63"><text:span text:style-name="T17">– </text:span>Везёт же некоторым. <text:span text:style-name="T17">– </text:span>пробормотала она, раскрывая крылья для просушки.</text:p>
      <text:p text:style-name="P63">…</text:p>
      <text:p text:style-name="P63"><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3">Макс, ты весь дрожишь! Тебе надо просушить шерсть. </text:span>Снимай-ка одежду! <text:span text:style-name="T17">–</text:span> <text:span text:style-name="T1">с</text:span>командовала Дэш.</text:p>
      <text:p text:style-name="P1"><text:span text:style-name="T17">–</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Макс. Хочешь, верь, не хочешь — не верь. Нельзя сохнуть по аликорну! &lt;</text:span><text:span text:style-name="T3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text:span><text:span text:style-name="T11">влюблённости</text:span><text:span text:style-name="T32">.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4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13">Почему я должен ей отказывать? </text:span><text:span text:style-name="T14">Селли подчеркивала, что между нами только дружба. А пегаска не требовала от меня ничего. </text:span><text:span text:style-name="T15">И она мне нравилась, хоть я и не рассматривал её в качестве партнёра.</text:span></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71">– <text:span text:style-name="T1">Дэш… </text:span><text:span text:style-name="T12">Ты же понимаешь, что я</text:span><text:span text:style-name="T1"> не люблю тебя?</text:span></text:p>
      <text:p text:style-name="P170">–<text:span text:style-name="T1"> </text:span><text:span text:style-name="T12">Я э</text:span><text:span text:style-name="T1">того </text:span><text:span text:style-name="T12">от тебя и</text:span><text:span text:style-name="T1"> не требу</text:span><text:span text:style-name="T12">ю</text:span><text:span text:style-name="T1">, глупыш!</text:span></text:p>
      <text:p text:style-name="P15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7">– </text:span>Дэш, я ценю твою изобретательность и принимаю тебя <text:span text:style-name="T92">такой</text:span>, как<text:span text:style-name="T92">ая</text:span>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7">– </text:span>Хорошо, пусть это будет моей фантазией. А ты правда принимаешь меня?</text:p>
      <text:p text:style-name="P5"><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51"><text:span text:style-name="T17">–</text:span> А то, что в таком положении я до тебя не достану! У тебя слишком высоко расположена… ммм… анатомия.</text:p>
      <text:p text:style-name="P15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6">Дьявол</text:span><text:span text:style-name="T1">,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3">Seal – Amazing (Thin White Duke remix)</text:span>&gt;</text:p>
      <text:p text:style-name="P1"><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text:span text:style-name="T1">плечо</text:span>. Дыхание у неё стало прерывистым.</text:p>
      <text:p text:style-name="P1"><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63"/>
      <text:p text:style-name="P63">«<text:span text:style-name="T3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7">Нехватка погодных пегасов: Вондерболты перешли к круглосуточной вахте</text:span>». «<text:span text:style-name="T37">Общественные работы: распоряжением принцессы Луны работы по строительству мостов через провалы расширены и на субботу</text:span>».</text:p>
      <text:p text:style-name="P63"/>
      <text:p text:style-name="P63">Я отложил стопку газет, принесенных пегаской.</text:p>
      <text:p text:style-name="P63"><text:span text:style-name="T17">–</text:span> Про меня таки забыли. Отлично.</text:p>
      <text:p text:style-name="P63"><text:soft-page-break/><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63"><text:span text:style-name="T17">–</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17">– </text:span>Твайлайт, привет! Мы вернулись! <text:span text:style-name="T17">–</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17">– К</text:span>АКОГО ХУЯ?!! Твайлайт, ёб твою понимать, ты чё творишь? <text:span text:style-name="T17">– </text:span>я вцепился в ручку двери.</text:p>
      <text:p text:style-name="P63"><text:span text:style-name="T17">– </text:span>Твайли, ты чего? <text:span text:style-name="T17">– </text:span>брыкалась Дэш. <text:span text:style-name="T17">– </text:span>Немедленно опусти меня на пол!</text:p>
      <text:p text:style-name="P63"><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ХРУСТЬ!</text:p>
      <text:p text:style-name="P63">Дверная ручка оторвалась с мясом и я продолжил низвержение в подвал.</text:p>
      <text:p text:style-name="P63"><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17">– </text:span>Не беспокойся, Макс-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17">–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17">– </text:span>Твайлайт, не смей! <text:span text:style-name="T17">– </text:span>хриплым от ужаса голосом прошептал я.</text:p>
      <text:p text:style-name="P63"><text:span text:style-name="T17">–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17">– </text:span>А-А-А-А-А-А!</text:p>
      <text:p text:style-name="P63"><text:soft-page-break/>Вжик-вжие-вжик!</text:p>
      <text:p text:style-name="P63">Лоскутья одежды полетели на пол. Я лежал на столе как новорождённый и орал соответственно.</text:p>
      <text:p text:style-name="P63"><text:span text:style-name="T17">– О</text:span>у! <text:span text:style-name="T74">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17">– </text:span>Хрен-то тебе зачем? <text:span text:style-name="T17">– </text:span>с бессильной злостью спросил я. <text:span text:style-name="T17">– </text:span><text:span text:style-name="T74">Т</text:span>ы собираешься устроить филиал порнхаба для пони-извращенцев?</text:p>
      <text:p text:style-name="P63"><text:span text:style-name="T17">–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pan text:style-name="T17">– </text:span>А если попроще?</text:p>
      <text:p text:style-name="P63"><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63"><text:span text:style-name="T17">–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4">***</text:p>
      <text:p text:style-name="P54"/>
      <text:p text:style-name="P63"><text:span text:style-name="T17">–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17">–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oft-page-break/><text:span text:style-name="T17">– </text:span>А-А-А-А-А-А!!!</text:p>
      <text:p text:style-name="P63"/>
      <text:p text:style-name="P64">***</text:p>
      <text:p text:style-name="P64"/>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17">– </text:span>Никогда, слышишь, никогда больше не смей подымать меня...</text:p>
      <text:p text:style-name="P63"><text:span text:style-name="T17">– </text:span>Откуда я знала, что резонансное заклинание так среагирует на...</text:p>
      <text:p text:style-name="P63"><text:span text:style-name="T17">– М</text:span>акс? <text:span text:style-name="T17">– </text:span>пегаска заметила, что я открыл глаза. <text:span text:style-name="T17">– </text:span>Ты в порядке?</text:p>
      <text:p text:style-name="P63">Я издал нечто среднее между брачным рёвом лося и стоном умирающего слона.</text:p>
      <text:p text:style-name="P63"><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17">–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17">– Н</text:span>е умничай! Что ты имеешь ввиду под «крупной энергомагической вспышкой»? <text:span text:style-name="T17">– </text:span>почесала в затылке Эпплджек. <text:span text:style-name="T17">– </text:span>Нам хватит ведра воды, чтоб её потушить?</text:p>
      <text:p text:style-name="P63"><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17">– </text:span>Ты хорошо подумала? <text:span text:style-name="T17">– н</text:span>ахмурилась Рэйнбоу Дэш. <text:span text:style-name="T17">– </text:span>В Эквестрии десятки таких городов, как Понивилль! Мы не можем махнуть на них крылом!</text:p>
      <text:p text:style-name="P63"><text:soft-page-break/><text:span text:style-name="T17">– </text:span>Тебе-то на Понивилль точно махать! <text:span text:style-name="T17">– </text:span>огрызнулась фермерша. <text:span text:style-name="T17">– Т</text:span>вой дом, поди, не зацепит.</text:p>
      <text:p text:style-name="P63"><text:span text:style-name="T17">– </text:span>Что ты сказала? А ну, повтори? <text:span text:style-name="T17">– </text:span>взвилась пегаска.</text:p>
      <text:p text:style-name="P63"><text:span text:style-name="T17">– </text:span>Не ссорьтесь, девчёнки. <text:span text:style-name="T17">– </text:span>встрял я. <text:span text:style-name="T17">– </text:span>Ничем рисковать не придётся. У меня есть другой вариант.</text:p>
      <text:p text:style-name="P63"><text:span text:style-name="T17">– </text:span>Ась?</text:p>
      <text:p text:style-name="P63"><text:span text:style-name="T17">– </text:span>Что?</text:p>
      <text:p text:style-name="P63"><text:span text:style-name="T17">– </text:span>Какой? <text:span text:style-name="T17">– </text:span>разом <text:span text:style-name="T17">о</text:span>бернулась ко мне компания.</text:p>
      <text:p text:style-name="P63"><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63"><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17">– Л</text:span>ягать! <text:span text:style-name="T17">– </text:span>сморщилась Эпплджек. <text:span text:style-name="T17">– </text:span>У меня после ожерелья Честности в башке гудит, как после маковского сидра!</text:p>
      <text:p text:style-name="P63"><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17">– </text:span>Рэр, иногда лучше жевать, чем говорить. Вот честно!</text:p>
      <text:p text:style-name="P63"><text:span text:style-name="T17">– </text:span>Как пожелаешь! Макс,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17">– </text:span>Они лежали в нагрудном кармане рубашки.</text:p>
      <text:p text:style-name="P63">Твайлайт отвлеклась от доски.</text:p>
      <text:p text:style-name="P63"><text:span text:style-name="T17">–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17">– </text:span>Вот, прибрался малёхо. Но с потолка сажу ещё не успел счистить, там стремянка нужна.</text:p>
      <text:p text:style-name="P63"><text:span text:style-name="T17">– </text:span>Спайки-Вайки, не выкидывай одежду, пожалуйста. В ней должны быть рубины.</text:p>
      <text:p text:style-name="P63"><text:span text:style-name="T17">– </text:span>Какие рубины? <text:span text:style-name="T17">– </text:span>переспросил Спайк и зажевал быстрее.</text:p>
      <text:p text:style-name="P63"><text:span text:style-name="T17">–</text:span> Резонаторные! <text:span text:style-name="T17">–</text:span> холодея, ответил я. <text:span text:style-name="T17">– </text:span>В кармане рубашки должны лежать четыре кристалла.</text:p>
      <text:p text:style-name="P63"><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41"/>
      <text:p text:style-name="P63">…</text:p>
      <text:p text:style-name="P63"/>
      <text:p text:style-name="P63"><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17">– К</text:span>акой-то неправильный у Макса смех! <text:span text:style-name="T17">– </text:span>голос Пинки был еле слышен из-под наваленных на меня подушек. <text:span text:style-name="T17">–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17">– </text:span>Макс. Ты сейчас правильный, или нет?</text:p>
      <text:p text:style-name="P63"><text:span text:style-name="T17">– </text:span>Макс, ты как? Тебе уже лучше? <text:span text:style-name="T17">– </text:span>в прямоугольнике появилась голова Рэйнбоу Дэш.</text:p>
      <text:p text:style-name="P63"><text:span text:style-name="T17">– </text:span>Фигурально выражаясь, ты в себе? <text:span text:style-name="T17">– </text:span>вклинилась между ними Твайлайт Спаркл.</text:p>
      <text:p text:style-name="P63"><text:soft-page-break/><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17">– </text:span>Отпустите. Я уже правильный. <text:span text:style-name="T17">–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63"><text:span text:style-name="T17">– </text:span>Спайк!!! Немедленно... <text:s/>сбегай в лавку к Кейкам за выпечкой! Нам всем нужно успокоиться.</text:p>
      <text:p text:style-name="P63"><text:span text:style-name="T17">– </text:span>Уже бегу!</text:p>
      <text:p text:style-name="P63"/>
      <text:p text:style-name="P64">***</text:p>
      <text:p text:style-name="P63"/>
      <text:p text:style-name="P6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17">– </text:span>Ты точно знаешь, что делаешь? <text:span text:style-name="T17">– </text:span>переспросила Эпплджек. <text:span text:style-name="T17">– </text:span>Мне бы не хотелось, чтоб от Понивилля остались одни головешки.</text:p>
      <text:p text:style-name="P63"><text:span text:style-name="T17">– </text:span>Не беспокойся, всё просчитано. Я уверена, я подчёркиваю, абсолютно уверена в безопасности эксперимента!</text:p>
      <text:p text:style-name="P63"><text:span text:style-name="T17">– </text:span>Ой, чего-то мне нехорошо становится, когда ты так говоришь...</text:p>
      <text:p text:style-name="P63"><text:span text:style-name="T17">–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17">–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63"/>
      <text:p text:style-name="P63">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3">Я переношусь к основанию башни.</text:p>
      <text:p text:style-name="P63">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3"><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3">Мириады пульсирующих нитей сходятся к центру комнаты, где на матрасе лежит скелет аликорна.</text:p>
      <text:p text:style-name="P63">Я осторожно пересекаю комнату и захлопываю двери на балкон.</text:p>
      <text:p text:style-name="P63"><text:span text:style-name="T17">– </text:span>А-а-а, ты всё-таки пришёл… <text:span text:style-name="T17">– </text:span>шелестит скрипучий голос за моей спиной.</text:p>
      <text:p text:style-name="P63">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3"><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17">–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17">–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63">Луна закашливается и отпивает из вазы, стоящей на полу рядом с матрацем.</text:p>
      <text:p text:style-name="P63"><text:span text:style-name="T17">– </text:span>Открой балкон. Я призвала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3"><text:span text:style-name="T17">– </text:span>Сожалею, что не могу убить тебя.</text:p>
      <text:p text:style-name="P63">Обернувшись я встречаюсь с рогом аликорницы, нацеленным мне в грудь.</text:p>
      <text:p text:style-name="P63"><text:span text:style-name="T17">– </text:span>Твоё тело соткано из наваждения — мне ли не знать! Я всё ещё Владыка Снов.</text:p>
      <text:p text:style-name="P63"><text:soft-page-break/>Я делаю шаг назад, на балкон. Луна трескуче смеётся и шагает следом.</text:p>
      <text:p text:style-name="P63"><text:span text:style-name="T17">– </text:span>Но что в мо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17">–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17">– </text:span>Кимеринн погиб, чтобы ты жил.</text:p>
      <text:p text:style-name="P63">Шаг назад.</text:p>
      <text:p text:style-name="P63"><text:span text:style-name="T17">– </text:span>Селли осталась без магии и развоплотилась из-за тебя.</text:p>
      <text:p text:style-name="P63">Шаг назад.</text:p>
      <text:p text:style-name="P63"><text:span text:style-name="T17">– </text:span>Столько надежд впустую. И, как финальная насмешка, ты увидишь гибель Эквестрии?! Не бывать этому! ПОШЁЛ ВОН!!!</text:p>
      <text:p text:style-name="P63">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3"/>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oft-page-break/><text:span text:style-name="T17">– </text:span>Ты ведь вернёшься? Не говори им, что увидел там! <text:span text:style-name="T17">–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17">– </text:span>Как тебя зовут, малышка? Я постараюсь найти тебя. Может быть, ещё не поздно.</text:p>
      <text:p text:style-name="P63">Пегаска приветственно машет копытом.</text:p>
      <text:p text:style-name="P41"><text:span text:style-name="T48">– </text:span><text:span text:style-name="T39">Шейла! Шейла Блюскай! И я уже не малышка! </text:span><text:span text:style-name="T48">– </text:span><text:span text:style-name="T39">она тычет в кьютимарку в виде ластика, стирающего тучу. </text:span><text:span text:style-name="T17">&lt;</text:span>Макс находит её в Терре по кьютимарке на рюкзаке<text:span text:style-name="T17">&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73"/>
      <text:p text:style-name="P64">***</text:p>
      <text:p text:style-name="P64"/>
      <text:p text:style-name="P1"><text:span text:style-name="T17">–</text:span> <text:span text:style-name="T1">Макс?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2">–</text:span><text:span text:style-name="T43"> … чувствуешь, дорогая Рэрити?! Я могу чем-нибудь помочь? Вот, выпей воды! </text:span><text:span text:style-name="T52">–</text:span><text:span text:style-name="T43"> дракончик метался вокруг светлой единорожки, в волнении заламывая лапы.</text:span></text:p>
      <text:p text:style-name="P1"><text:span text:style-name="T43">Светлая единорожка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span></text:p>
      <text:p text:style-name="P63"><text:span text:style-name="T17">– </text:span>Ну что? Увидел что-нибудь, сахарок?</text:p>
      <text:p text:style-name="P63">Пони уставились на меня с надеждой.</text:p>
      <text:p text:style-name="P63"><text:span text:style-name="T17">– </text:span>Да.</text:p>
      <text:p text:style-name="P63">Откровение давило на психику как тонна кирпичей. Я не знал, что им сказать. Я не мог.</text:p>
      <text:p text:style-name="P63"><text:span text:style-name="T17">– П</text:span>ревосходно!</text:p>
      <text:p text:style-name="P63"><text:span text:style-name="T17">– </text:span>Это просто супер-дупер-здоровски-потрясно!</text:p>
      <text:p text:style-name="P63"><text:span text:style-name="T17">– </text:span>Йей!</text:p>
      <text:p text:style-name="P63"><text:span text:style-name="T17">– </text:span>Ю-ху!</text:p>
      <text:p text:style-name="P63"><text:span text:style-name="T17">– О</text:span>фигенно! Мы победили! Макс, ты молодец!</text:p>
      <text:p text:style-name="P63"><text:span text:style-name="T17">– </text:span>Замечательно! Секундочку, я приготовлю дневник…</text:p>
      <text:p text:style-name="P63">Восторг пони постепенно сменился ожиданием. Я молчал.</text:p>
      <text:p text:style-name="P63"><text:span text:style-name="T17">– </text:span>Э-м-м? И что же ты увидел? <text:span text:style-name="T17">– </text:span>не выдержала Твайлайт.</text:p>
      <text:p text:style-name="P63"><text:span text:style-name="T17">– </text:span>Я… не могу сказать.</text:p>
      <text:p text:style-name="P63">Ожидание сменилось недоумением. Рэйнбоу Дэш насмешливо скривила губы.</text:p>
      <text:p text:style-name="P63"><text:span text:style-name="T17">– </text:span>Да ладно! Кончай прикалываться, мы же ждём! Шутка зачлась!</text:p>
      <text:p text:style-name="P63"><text:span text:style-name="T17">– </text:span>Не могу!!!</text:p>
      <text:p text:style-name="P63">...</text:p>
      <text:p text:style-name="P63">Молчание прервала Эпплджек.</text:p>
      <text:p text:style-name="P63"><text:soft-page-break/><text:span text:style-name="T17">– </text:span>Сахарок, с тобой всё в порядке?</text:p>
      <text:p text:style-name="P63">Дэш подошла ко мне вплотную, обняла мою голову и прижалась нос к носу.</text:p>
      <text:p text:style-name="P63"><text:span text:style-name="T17">– </text:span>Макс, ты чего? <text:span text:style-name="T17">– </text:span>прошептала она. <text:span text:style-name="T17">– </text:span>Тебя во сне кто-то заколдовал? Мигни мне правым глазом, если да.</text:p>
      <text:p text:style-name="P63">Я высвободился из объятий пегаски.</text:p>
      <text:p text:style-name="P63"><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тяжел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17">– </text:span>Конски яблоки! Вот это поворот! А мне так хотелось узнать, что за нечисть тут орудует!</text:p>
      <text:p text:style-name="P63"><text:span text:style-name="T17">–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17">– </text:span>Дорогая,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17">– </text:span>Рэр, отвали!</text:p>
      <text:p text:style-name="P63"><text:span text:style-name="T17">– </text:span>Оу, какие страсти! Ладно-ладно, не сердись, дорогая, не мешаю!</text:p>
      <text:p text:style-name="P63"><text:span text:style-name="T17">–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17">– </text:span>Стойте!</text:p>
      <text:p text:style-name="P63">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63"><text:span text:style-name="T17">– </text:span>Вот! Нашла! Макс прав! В «Заклинании Последнего Шанса» есть такое! <text:span text:style-name="T17">– </text:span>единорожка принялась зачитывать отрывок.</text:p>
      <text:p text:style-name="P63">…</text:p>
      <text:p text:style-name="P63">«<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8">и </text:span><text:span text:style-name="T19">слишком громко думать. И сообщить способ спасения — означает его разрушить.</text:span>»</text:p>
      <text:p text:style-name="P63">…</text:p>
      <text:p text:style-name="P63"><text:span text:style-name="T17">– </text:span>Ты хочешь сказать, если Макс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63">Пегаска сжала голову копытами.</text:p>
      <text:p text:style-name="P63"><text:span text:style-name="T17">–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153"><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153"><text:span text:style-name="T17">– </text:span><text:span text:style-name="T77">Допустим, кот бессмертен. Также допустим, что </text:span><text:span text:style-name="T78">к</text:span><text:span text:style-name="T77">от </text:span><text:span text:style-name="T78">з</text:span><text:span text:style-name="T81">аколдован</text:span><text:span text:style-name="T77"> </text:span><text:span text:style-name="T81">отложенным </text:span><text:span text:style-name="T78">заклятие</text:span><text:span text:style-name="T81">м</text:span><text:span text:style-name="T78"> Стирания, которое сработает, если кто-то откроет ящик</text:span>. <text:span text:style-name="T78">То есть, п</text:span><text:span text:style-name="T81">ри открытии</text:span><text:span text:style-name="T78"> ящик</text:span><text:span text:style-name="T81">а</text:span><text:span text:style-name="T78"> кот исчезнет из </text:span><text:span text:style-name="T81">бытия</text:span><text:span text:style-name="T78"> </text:span><text:span text:style-name="T81">— его нет, и никогда не было.</text:span></text:p>
      <text:p text:style-name="P154"><text:soft-page-break/><text:span text:style-name="T17">– </text:span>Бедный котик. <text:span text:style-name="T17">– </text:span>прошептала Флаттершай.</text:p>
      <text:p text:style-name="P157">Я насторожился, услышав знакомое заклинание.</text:p>
      <text:p text:style-name="P157"><text:span text:style-name="T17">– </text:span><text:span text:style-name="T82">Стой! О</text:span>ткуда тебе известно про заклинание Стирания?</text:p>
      <text:p text:style-name="P158"><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text:span text:style-name="T82">м</text:span><text:span text:style-name="T17"> </text:span><text:span text:style-name="T82">В</text:span><text:span text:style-name="T17">естник</text:span><text:span text:style-name="T82">е</text:span>», а профессор Шротингер построил на <text:span text:style-name="T82">её базе</text:span> свой мысленный эксперимент.</text:p>
      <text:p text:style-name="P158"><text:span text:style-name="T17">– </text:span><text:span text:style-name="T82">Гм. Ну ладно, продолжай.</text:span></text:p>
      <text:p text:style-name="P158"><text:span text:style-name="T17">– </text:span>Так вот, <text:span text:style-name="T82">по условию эксперимента </text:span>известно, что вероятность того, что кто-то откроет ящик, ненулевая.</text:p>
      <text:p text:style-name="P159"><text:span text:style-name="T17">– </text:span><text:span text:style-name="T82">И что это означает, дорогая? </text:span><text:span text:style-name="T17">– </text:span><text:span text:style-name="T84">спросила Рэрити.</text:span></text:p>
      <text:p text:style-name="P158"><text:span text:style-name="T17">– </text:span><text:span text:style-name="T82">Это значит, что кто-нибудь когда-нибудь обязательно откроет его.</text:span></text:p>
      <text:p text:style-name="P154"><text:span text:style-name="T23">– </text:span>У меня щас башка лопнет! <text:span text:style-name="T23">– </text:span><text:span text:style-name="T82">пожаловалась Дэш. </text:span><text:span text:style-name="T24">– </text:span><text:span text:style-name="T82">Так всё-таки, когда этот грёбаный ящик откроют?</text:span></text:p>
      <text:p text:style-name="P155"><text:span text:style-name="T23">–</text:span><text:span text:style-name="T82">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span></text:p>
      <text:p text:style-name="P160">Твайлайт прокашлялась, отпила из графина и продолжила.</text:p>
      <text:p text:style-name="P155"><text:span text:style-name="T23">– </text:span><text:span text:style-name="T83">Н</text:span>а любом конечном отрезке времени есть вероятность <text:span text:style-name="T83">того</text:span>, что ящик никто не открыл. И кот <text:span text:style-name="T84">на этом отрезке времени </text:span>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160">Пони молчали, переваривая информацию. Дэш с отсутствующим видом следила за пауком на потолке.</text:p>
      <text:p text:style-name="P160">Наконец Эпплджек <text:span text:style-name="T84">сдвинула шляпу на лоб.</text:span></text:p>
      <text:p text:style-name="P156"><text:span text:style-name="T23">–</text:span> То есть, ты хочешь сказать, что мы все — <text:span text:style-name="T84">навроде</text:span> этого кота, а Макс боится открыть ящик? <text:span text:style-name="T84">Чтоб мы не исчезли окончательно?</text:span></text:p>
      <text:p text:style-name="P156"><text:span text:style-name="T23">– </text:span><text:span text:style-name="T84">Нечто около того. Стар Свирл пишет, что разглашение способа спасения его же и разрушит. Иными словами, открывать ящик нельзя.</text:span></text:p>
      <text:p text:style-name="P161">Я поднял руку, прося слово. Пони обернулись на меня и затихли.</text:p>
      <text:p text:style-name="P161"><text:span text:style-name="T23">– </text:span><text:span text:style-name="T89">Эмм. Мне очень жаль, но с</text:span>итуация ещё хуже. Всё <text:span text:style-name="T94">примерно так</text:span>, как Твайлайт описала, за исключением того, что я не знаю способа решения проблемы. Совсем. <text:span text:style-name="T90">Я не увидел разгадки во сне. Мне очень жаль.</text:span></text:p>
      <text:p text:style-name="P161">…</text:p>
      <text:p text:style-name="P161"><text:span text:style-name="T23">– </text:span>Лягать! <text:span text:style-name="T23">– </text:span>выругалась Дэш. <text:span text:style-name="T23">– </text:span><text:span text:style-name="T81">Значит, наши усилия по доставке резонаторов пошли лесом.</text:span></text:p>
      <text:p text:style-name="P162"><text:span text:style-name="T23">– </text:span><text:span text:style-name="T85">Не совсем. Мне таки удалось узнать, где искать Селестию.</text:span></text:p>
      <text:p text:style-name="P166">В библиотеке снова поднялся галдёж. <text:span text:style-name="T86">Твайлайт подняла копыто.</text:span></text:p>
      <text:p text:style-name="P163"><text:span text:style-name="T23">– </text:span><text:span text:style-name="T94">Тихо! Спайк, будь добр, сходи к Кейкам за выпечкой. Нам надо успокоиться. Макс, хоть про Селестию ты нам можешь рассказать?</text:span></text:p>
      <text:p text:style-name="P164"><text:span text:style-name="T23">– </text:span><text:span text:style-name="T87">Могу. </text:span><text:span text:style-name="T23">– </text:span><text:span text:style-name="T87">пожал плечами я. </text:span><text:span text:style-name="T23">– </text:span><text:span text:style-name="T87">Она в моём мире. Но не спрашивайте меня, как её вернуть — я не знаю.</text:span></text:p>
      <text:p text:style-name="P165"><text:span text:style-name="T23">– </text:span><text:span text:style-name="T88">Это как раз не проблема… </text:span><text:span text:style-name="T23">– </text:span><text:span text:style-name="T88">начала объяснять единорожка, но её перебили.</text:span></text:p>
      <text:p text:style-name="P165"><text:span text:style-name="T23">– </text:span><text:span text:style-name="T88">Твай! </text:span><text:span text:style-name="T23">– </text:span><text:span text:style-name="T88">дракончик стоял в дверях спиной к нам. </text:span><text:span text:style-name="T23">– </text:span><text:span text:style-name="T88">К нам гости.</text:span></text:p>
      <text:p text:style-name="P167">Спайк попятился назад. Дверь <text:span text:style-name="T91">широко </text:span>растворилась и в библиотеку <text:span text:style-name="T91">шагнула</text:span> Луна.</text:p>
      <text:p text:style-name="P167"/>
      <text:p text:style-name="P164"><text:soft-page-break/>…</text:p>
      <text:p text:style-name="P164"/>
      <text:p text:style-name="P168"/>
      <text:p text:style-name="P63"/>
      <text:p text:style-name="P53"><text:span text:style-name="T1"/></text:p>
      <text:p text:style-name="P63"/>
      <text:p text:style-name="P63">&lt;Пландерсид покрыл грудь Макса шрамами в замке сестёр&gt;</text:p>
      <text:p text:style-name="P63"/>
      <text:p text:style-name="P53">&lt;<text:span text:style-name="T32">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7">Bee Gees – You Should Be dancing<text:span text:style-name="T39">&gt;</text:span></text:p>
      <text:p text:style-name="P52">&lt; <text:span text:style-name="T32">- Я не проводник! Луна сказала...</text:span></text:p>
      <text:p text:style-name="P52"><text:span text:style-name="T32">- Глупости! - перебила Дэш. - Не обращай внимания на то, что там кто-то сказал! Делай своё дело! Веди!</text:span>&gt;</text:p>
      <text:p text:style-name="P52"/>
      <text:p text:style-name="P38">&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1"/>
      <text:p text:style-name="P52">&lt;<text:span text:style-name="T32"> </text:span><text:span text:style-name="T31">-</text:span><text:span text:style-name="T32">Я не умею! Давай ты напишешь!</text:span></text:p>
      <text:p text:style-name="P52"><text:span text:style-name="T31">- </text:span><text:span text:style-name="T32">Фигушки! Подрядил меня татухи поням рисовать — сам теперь фанфик пиши!</text:span>&gt;</text:p>
      <text:p text:style-name="P61"/>
      <text:p text:style-name="P61">&lt;<text:span text:style-name="T31">Добавить в фанфик плетение шуточных интриг принцессами друг против дружки</text:span>&gt;</text:p>
      <text:p text:style-name="P61"/>
      <text:p text:style-name="P52">&lt;<text:span text:style-name="T32">В сцене прощания (во сне) — Р.Д. в будущем будет стрематься поебушек с человеками, чтобы не испытывать горечи расставания. Но: </text:span></text:p>
      <text:p text:style-name="P52"><text:span text:style-name="T32">- Учти, я ни капельки не жалею о наших поебушках! Но в будущем буду их стрематься. Это очень больно — вот так расставаться</text:span>&gt;</text:p>
      <text:p text:style-name="P61"/>
      <text:p text:style-name="P61">(про Макса в сне-прощании)</text:p>
      <text:p text:style-name="P61">Я — Дискорд, и я говорю вам: он вернётся Я подсоблю нашим касатикам, хе-хе!</text:p>
      <text:p text:style-name="P61"/>
      <text:p text:style-name="P52">&lt;<text:span text:style-name="T32">Глава 17: Эксперимент в Понивилле, сон Макса, сражение с Луной вместе с Элементами Гармонии</text:span></text:p>
      <text:p text:style-name="P40">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40">Глава 19: Возвращение к Замку Двух Сестёр на парящем замке. Самба в небесном замке</text:p>
      <text:p text:style-name="P52"><text:span text:style-name="T32">Дальше — использовать по-максимуму уже написанное</text:span>&gt;</text:p>
      <text:p text:style-name="P52"/>
      <text:p text:style-name="P52">&lt;<text:span text:style-name="T3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2"/>
      <text:p text:style-name="P52"><text:soft-page-break/>&lt;<text:span text:style-name="T3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2"/>
      <text:p text:style-name="P52">&lt;<text:span text:style-name="T32">Соседи злы на Эквестрию, потому что аликорны корректируют курс планеты так, чтобы самый хороший климат был именно над Эквестрией</text:span>&gt;</text:p>
      <text:p text:style-name="P61"/>
      <text:p text:style-name="P118"><text:span text:style-name="T17"><text:s/>&lt;</text:span><text:span text:style-name="T34"> - </text:span><text:span text:style-name="T31">Я не могу быть вашим спасителем! Я намного хуже и испорченнее вас!</text:span><text:span text:style-name="T17">&gt;</text:span></text:p>
      <text:p text:style-name="P119"/>
      <text:p text:style-name="P52">&lt;<text:span text:style-name="T32">Луна говорит Максу в прощальном сне:</text:span></text:p>
      <text:p text:style-name="P52"><text:span text:style-name="T32">- Прости, что хотела убить тебя. Я ослабела и Найтмэр на время одержала верх</text:span>&gt;</text:p>
      <text:p text:style-name="P61"/>
      <text:p text:style-name="P52">&lt;<text:span text:style-name="T3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2"/>
      <text:p text:style-name="P43">- Сестра <text:s/>всегда норовила спихнуть тяжёлую задачу на кого-нибудь другого!</text:p>
      <text:p text:style-name="P43">- А также совместить приятное с полезным. - заметил я.</text:p>
      <text:p text:style-name="P43">Луна бросила на меня тяжёлый взгляд.</text:p>
      <text:p text:style-name="P43">-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3">- Тогда зачем она..?</text:p>
      <text:p text:style-name="P43">-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3">Меня как будто окатило ледяным душем. Не любовь и даже не дружба. Просто плата за услугу… Даже не дружба...</text:p>
      <text:p text:style-name="P43">- А другие? Они тоже… давали мне потому, что считали меня последним шансом?</text:p>
      <text:p text:style-name="P43">- Другие? Кто ещё?<text:span text:style-name="T18"> </text:span><text:span text:style-name="T65">С кем ещё у тебя были… отношения?</text:span></text:p>
      <text:p text:style-name="P39">- С Рэйнбоу Дэш — ответил я несчастным голосом. - И, может быть, с Пинки.</text:p>
      <text:p text:style-name="P3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9"/>
      <text:p text:style-name="P36">&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9">- Слушай, я что-то не пойму, Эогипп для тебя что, проходной двор, что ли? На моей памяти, ты уже <text:span text:style-name="T17">&lt;</text:span>пятый<text:span text:style-name="T17">&gt;</text:span> раз за последние полгода туда-сюда через него мотаешься. Так часто сюда даже аликорны не заглядывают…</text:p>
      <text:p text:style-name="P36"><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9"/>
      <text:p text:style-name="P39"><text:soft-page-break/>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9">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схватившего замок и улетает с сокровищами нафиг подальше от беспокойных пони)</text:p>
      <text:p text:style-name="P39"/>
      <text:p text:style-name="P39">Силовой корсет Селестии Макс обнаруживает в башне Селестии, в её комнате, в шкафу рядом с её боевыми доспехами (помятыми)</text:p>
      <text:p text:style-name="P39"/>
      <text:p text:style-name="P3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3">Дальше — написано. Дискорда при возврате подменяет Трикси</text:span>&gt;</text:p>
      <text:p text:style-name="P49">- <text:span text:style-name="T1">Ты же говорил, у нас нет магии?</text:span></text:p>
      <text:p text:style-name="P57">-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57">- Но тогда ты мог бы захватить власть в Эквестрии?</text:p>
      <text:p text:style-name="P57">-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2"><text:span text:style-name="T2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0">&gt;</text:span></text:p>
      <text:p text:style-name="P35"/>
      <text:p text:style-name="P4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3"/>
      <text:p text:style-name="P49">&lt;<text:span text:style-name="T3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9">- В соответствии с законом от … «Об отсутствии одного из соправителей диархии» принимаю всю власть на себя!</text:p>
      <text:p text:style-name="P39"><text:soft-page-break/>-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32">- В законе не указана конкретный соправитель Диархии!</text:span>&gt;</text:p>
      <text:p text:style-name="P49"/>
      <text:p text:style-name="P49">&lt;<text:span text:style-name="T32">Заговорщики таки подняли восстание после исчезновения Селестии. Они обвинили Луну и Макса в узурпации власти</text:span>&gt;</text:p>
      <text:p text:style-name="P49"/>
      <text:p text:style-name="P36">&lt;<text:span text:style-name="T1">Добавить рассуждения на этическую тему на грани катастрофы</text:span>&gt;</text:p>
      <text:p text:style-name="P36"/>
      <text:p text:style-name="P36">&lt;Селестия проснётся на Терре в облике кибермозга, т.к. в своём мире она на ступень выше пони (а кибермозг на Терре на ступень выше людей)&gt;</text:p>
      <text:p text:style-name="P39">&lt;Добавить грозный выход Луны для противостояния повстанцам&gt;</text:p>
      <text:p text:style-name="P39"/>
      <text:p text:style-name="P39">&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9"/>
      <text:p text:style-name="P42">&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2"/>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Text_20_body"><text:span text:style-name="T17">&lt;</text:span><text:span text:style-name="T32">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7">&gt;</text:span></text:p>
      <text:p text:style-name="P1"/>
      <text:p text:style-name="P1">&lt;<text:span text:style-name="T3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7">&gt;</text:span></text:p>
      <text:p text:style-name="P57"/>
      <text:h text:style-name="P18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58">&lt;<text:span text:style-name="T3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7">&lt;Луна - </text:span><text:span text:style-name="T3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16"/>
      <text:h text:style-name="P184" text:outline-level="2">Рейд пони-рэйнджеров</text:h>
      <text:p text:style-name="P2"/>
      <text:p text:style-name="P31">(леденящий душу триллер, музыка тревожная)</text:p>
      <text:p text:style-name="P6">&lt;<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30">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h text:style-name="P184" text:outline-level="2"/>
      <text:h text:style-name="P184" text:outline-level="2">Продолжение ЛСД-чаепития</text:h>
      <text:p text:style-name="P2"/>
      <text:p text:style-name="P2"><text:span text:style-name="T17">&lt;</text:span><text:span text:style-name="T3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58"/>
      <text:p text:style-name="P2"/>
      <text:h text:style-name="P184" text:outline-level="2">Исчезновение Селестии</text:h>
      <text:p text:style-name="P2"/>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84" text:outline-level="2">Поиск решения</text:h>
      <text:p text:style-name="P110"/>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32">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31">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6"/>
      <text:p text:style-name="P2"><text:span text:style-name="T17">&lt;</text:span><text:span text:style-name="T3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4">—</text:span><text:span text:style-name="T31"> Луна создаёт обратный коридор в срок.</text:span><text:span text:style-name="T17">&gt;</text:span></text:p>
      <text:p text:style-name="P2"/>
      <text:h text:style-name="P184"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32">Дуглас </text:span><text:span text:style-name="T34">—</text:span><text:span text:style-name="T32"> </text:span><text:span text:style-name="T34">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7">&lt;</text:span><text:span text:style-name="T31">высоко летать нельзя из-за молний</text:span><text:span text:style-name="T17">&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31">двухмесячной</text:span><text:span text:style-name="T17">&gt;</text:span> давности осталось лишь направление движения.</text:p>
      <text:p text:style-name="P2">И опять, как <text:span text:style-name="T17">&lt;</text:span><text:span text:style-name="T31">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7">&lt;</text:span><text:span text:style-name="T31">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31">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31">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8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31">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8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oft-page-break/><text:span text:style-name="T17">&lt;\</text:span>Привет, Макс. Рад тебя видеть.</text:p>
      <text:p text:style-name="P24">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31">Не следует противопоставлять злу ещё большее зло - это только усилит его — </text:span><text:span text:style-name="T32">кодовая фраза</text:span><text:span text:style-name="T3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31">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31">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7">&lt;</text:span><text:span text:style-name="T3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84" text:outline-level="2">Безнадёжность</text:h>
      <text:p text:style-name="P16">&lt;<text:span text:style-name="T3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31">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31">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31">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31">пять</text:span><text:span text:style-name="T17">&gt;</text:span>длинную прореху в куртке, <text:span text:style-name="T17">&lt;</text:span><text:span text:style-name="T31">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31">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31">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31">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31">улучшить</text:span><text:span text:style-name="T17">&gt;</text:span>. А тот случай, когда мне пришлось зашивать тебе куртку после нападения убийц <text:span text:style-name="T17">&lt;</text:span><text:span text:style-name="T31">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4" text:outline-level="2">След?</text:h>
      <text:p text:style-name="P110"/>
      <text:p text:style-name="P2"><text:span text:style-name="T17">&lt;</text:span><text:span text:style-name="T31">сначала эпизод - проверка сумки в серверной</text:span><text:span text:style-name="T17">&gt;</text:span></text:p>
      <text:p text:style-name="P2"><text:span text:style-name="T17">&lt;</text:span><text:span text:style-name="T3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31">“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7">&lt;</text:span><text:span text:style-name="T31">расширить. Перед кафешкой - диалог с Флатти и ЭйДжей. Все думают, что наконец-то нашли Селестию. Все ликуют</text:span><text:span text:style-name="T17">&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31">Расширить сцену в кафе. Ожидание, подьём и… падение ожиданий</text:span><text:span text:style-name="T1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31">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4" text:outline-level="2"><text:soft-page-break/>Озарение</text:h>
      <text:p text:style-name="P2"/>
      <text:p text:style-name="P2"><text:span text:style-name="T17">&lt;</text:span><text:span text:style-name="T3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17">– </text:span>Ну хорошо. Убедила. В конце-концов, можем поступить так. Вы с Флатти вернётесь обратно а я продолжу поиски здесь.</text:p>
      <text:p text:style-name="P89"><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17">– </text:span>Вы можете связываться со мной раз в месяц по коридору.</text:p>
      <text:p text:style-name="P89"><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oft-page-break/><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17">– </text:span>Конечно оставаться. Кто ещё, кроме нас, может найти её?</text:p>
      <text:p text:style-name="P89"><text:span text:style-name="T17">– </text:span>Я думал, ты не сможешь оставить Энджела и всех остальных надолго.</text:p>
      <text:p text:style-name="P89"><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17">– </text:span>Извини, Флаттершай, забылся.</text:p>
      <text:p text:style-name="P95"><text:span text:style-name="T17">– </text:span>Та ладно, я ж не против, – возразила Эпплджек. – Не парься, Флатти. Было б хуже, если б он <text:s/>назвал меня Эпплджек на людях.</text:p>
      <text:p text:style-name="P95"><text:span text:style-name="T17">– </text:span>Ты так... – запнулась Флаттершай. – Так быстро забыла свою ферму. И...</text:p>
      <text:p text:style-name="P95"><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17">– </text:span>Как ты можешь так говорить? – расплакалась Флаттершай.</text:p>
      <text:p text:style-name="P95"><text:span text:style-name="T17">– </text:span>Эй, девушки, не ссорьтесь! Мы — одна команда! И надеюсь, останемся ею и в дальнейшем. </text:p>
      <text:list xml:id="list3305086398523920556"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17">– </text:span>А если нет? – Эпплджек смотрела мне мне прямо в глаза.</text:p>
      <text:list xml:id="list181444097123470" text:continue-numbering="true" text:style-name="L5">
        <text:list-header>
          <text:p text:style-name="P174">Я молча пожал плечами. Эпплджек уверенно продолжила.</text:p>
        </text:list-header>
      </text:list>
      <text:p text:style-name="P95"><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17">– </text:span>Спасибо, ЭйДжей.</text:p>
      <text:p text:style-name="P95"><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442660514615" text:continue-numbering="true" text:style-name="L5">
        <text:list-header>
          <text:p text:style-name="P174">Флаттершай пробормотала нечто, показавшееся мне знакомым.</text:p>
        </text:list-header>
      </text:list>
      <text:p text:style-name="P95"><text:span text:style-name="T17">– </text:span>Флатти, ты что-то сказала? Я не расслышал.</text:p>
      <text:p text:style-name="P95"><text:span text:style-name="T17">– </text:span>Намерение Изменяет Реальность.</text:p>
      <text:p text:style-name="P95"><text:span text:style-name="T17">– </text:span>Эээ. А где ты слышала эту фразу, если не секрет?</text:p>
      <text:p text:style-name="P95"><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444501092093"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17">– </text:span>Флатти, ЭйДжей, буду через час. Ждите!</text:p>
      <text:p text:style-name="P89"/>
      <text:h text:style-name="P183" text:outline-level="2">Почти.</text:h>
      <text:p text:style-name="P107"/>
      <text:p text:style-name="P95">В офисе меня встретил лыбящийся Стас.</text:p>
      <text:p text:style-name="P95"><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17">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83" text:outline-level="2">Дискорд</text:h>
      <text:p text:style-name="P110"/>
      <text:p text:style-name="P107">Девушки поспешно собирались, пока я растолковывал им задачу.</text:p>
      <text:p text:style-name="P107"><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17">– </text:span>Это тот твой приятель, который разбился с полгода назад? – спросила Эпплджек.</text:p>
      <text:p text:style-name="P107"><text:span text:style-name="T17">– </text:span>Да, это он.</text:p>
      <text:p text:style-name="P107"><text:span text:style-name="T17">– </text:span>А как мы попадём в его квартиру? Там сейчас кто-то живёт? – Флаттершай прыгала на одной ноге, натягивая кед.</text:p>
      <text:p text:style-name="P107"><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31">Найти более природный повод упомянуть о наваре. </text:span><text:soft-page-break/><text:span text:style-name="T31">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31">Плохо написано!</text:span><text:span text:style-name="T17">&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17">– </text:span>Макс, что случилось? У нас проблемы?</text:p>
      <text:p text:style-name="P108"><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17">–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17">– </text:span>Нет нужды. Лучше станьте-ка сзади меня так, чтобы заслонить от этих бабулек и от вооон той камеры наблюдения.</text:p>
      <text:list xml:id="list4511623477769649117"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2"><text:span text:style-name="T17">–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2"><text:span text:style-name="T17">– </text:span>Макс, тут окно разбито! И верёвка какая-то висит. – крикнула Флаттершай из кухни.</text:p>
      <text:p text:style-name="P132"><text:span text:style-name="T17">– </text:span>Оставь, Флатти, не сейчас! – отмахнулся я.</text:p>
      <text:p text:style-name="P139">Лампочка питания на ноутбуке горела, <text:s/>но подключенный монитор оставался тёмным. Я постучал по пробелу, но безрезультатно.</text:p>
      <text:p text:style-name="P132"><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oft-page-break/><text:span text:style-name="T17">– </text:span>Монитор выключен. – <text:s/>раздалось из угла. Кресло с высокой спинкой повернулось, открыв нашим взорам Дискорда. </text:p>
      <text:p text:style-name="P13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pan text:style-name="T17">– </text:span>Оп-па! – пробормотала Эпплджек. – Нежданчик!</text:p>
      <text:p text:style-name="P132"><text:span text:style-name="T17">– </text:span>Ты, я вижу, времени не терял, – моя рука под прикрытием стола медленно тянулась к тяжёлой фарфоровой кружке, стоящей на краю.</text:p>
      <text:p text:style-name="P111"><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17">– </text:span>А почему ты вообще решил искать нас тут? – спросила Эпплджек. – Приехал бы домой. Мы б тебя чаем напоили.</text:p>
      <text:p text:style-name="P111"><text:span text:style-name="T17">–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1"><text:span text:style-name="T17">– </text:span>С кем это вы тут разговариваете?</text:p>
      <text:list xml:id="list7418921019967553829" text:style-name="L7">
        <text:list-header>
          <text:p text:style-name="P18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2">На лице Дискорда появилось удивлённо-мечтательное выражение и он вырубился.</text:p>
      <text:p text:style-name="P132"/>
      <text:h text:style-name="P184" text:outline-level="2">Селестия</text:h>
      <text:p text:style-name="P132"/>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p>
      <text:p text:style-name="P132">– Привет опять. Как ты меня слышишь?</text:p>
      <text:p text:style-name="P13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2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text:soft-page-break/>–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p>
      <text:p text:style-name="P121">– Ффы, тьфу, пффф, пфу! <text:span text:style-name="T17">&lt;</text:span><text:span text:style-name="T31">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32">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25">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2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25">(предполагалось, что он уволился, но, чтобы оставить ему путь к отступлению, назвали увольнение творческим отпуском)</text:span><text:span text:style-name="T17">&gt;</text:span></text:p>
      <text:p text:style-name="P125">– И что? – продолжила его мысль Эпплджек.</text:p>
      <text:p text:style-name="P125">– Эквестрийские <text:span text:style-name="T17">&lt;</text:span><text:span text:style-name="T31">три месяца</text:span><text:span text:style-name="T17">&gt;</text:span> КО-РО-ЧЕ местных. – с нажимом повторил Дискорд. – По моим подсчётам, на два дня.</text:p>
      <text:p text:style-name="P125">– И?!! – до меня уже дошло, но Эпплджек продолжала тупить.</text:p>
      <text:p text:style-name="P125">–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21"/>
      <text:h text:style-name="P184" text:outline-level="2">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17">&lt;</text:span><text:span text:style-name="T31">полгода</text:span><text:span text:style-name="T17">&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3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8"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17">–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89"><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5"/>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text:soft-page-break/>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2">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2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28">–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17">&lt;</text:span>упомянуть в эпизоде на Терре, что МЛП-сериал закрылся год назад<text:span text:style-name="T17">&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17">&lt;</text:span><text:span text:style-name="T34">чёрт</text:span><text:span text:style-name="T17">&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2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5">Я подозрительно посмотрел на Анакорна.</text:p>
      <text:p text:style-name="P135"><text:soft-page-break/><text:span text:style-name="T17">–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17">–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17">&lt;</text:span><text:span text:style-name="T31">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text:soft-page-break/></text:p>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3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17">&lt;</text:span><text:span text:style-name="T31">полгода</text:span><text:span text:style-name="T17">&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31">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5"><text:span text:style-name="T3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5">– <text:s text:c="2"/>За благополучие Эквестрии я бы и не ТАК разопнулась.<text:span text:style-name="T17">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
      <text:list xml:id="list8733855053998914006" text:style-name="L8">
        <text:list-header>
          <text:p text:style-name="P176">(<text:span text:style-name="T36">Луна — как повелительница снов, слышала разговор Макса с Анакорном</text:span>)</text:p>
          <text:p text:style-name="P177"/>
        </text:list-header>
      </text:list>
      <text:p text:style-name="P122">***</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2">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33">-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oft-page-break/><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89">Я опустил руку на шею Дэш и ощутил теплоту и лёгкое покалывание в пустоте.</text:p>
      <text:p text:style-name="P89"><text:span text:style-name="T17">–</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84" text:outline-level="2">Земля</text:h>
      <text:p text:style-name="P92">Музыкальная тема из бегущего по лезвию бритвы — <text:span text:style-name="T17">Mission impossible</text:span></text:p>
      <text:p text:style-name="P94">или из <text:span text:style-name="T17">Donnie Darko</text:span></text:p>
      <text:p text:style-name="P93">&lt;Ужас возвращения из тёплого волшебного мира друзей в холодную скучную реальность.&gt;</text:p>
      <text:p text:style-name="P8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2">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31">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1T18:14:41.482000000</dc:date>
    <meta:editing-duration>P93DT21H9M1S</meta:editing-duration>
    <meta:editing-cycles>5753</meta:editing-cycles>
    <meta:generator>LibreOffice/5.1.0.3$Windows_x86 LibreOffice_project/5e3e00a007d9b3b6efb6797a8b8e57b51ab1f737</meta:generator>
    <meta:document-statistic meta:table-count="0" meta:image-count="0" meta:object-count="0" meta:page-count="170" meta:paragraph-count="3519" meta:word-count="77196" meta:character-count="513016" meta:non-whitespace-character-count="435746"/>
  </office:meta>
</office:document-meta>
</file>